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0F0000003E64748D7174916569.png" manifest:media-type="image/png"/>
  <manifest:file-entry manifest:full-path="Pictures/10000201000002A5000000473BF33EDEA8DCD12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3" style:family="paragraph" style:parent-style-name="Standard"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6a44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" fo:language="es" fo:country="ES" fo:font-weight="bold" officeooo:rsid="0023220d" officeooo:paragraph-rsid="00051f5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8pt" fo:language="es" fo:country="ES" fo:font-weight="bold" officeooo:rsid="0023220d" officeooo:paragraph-rsid="00051f55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Consolas" fo:font-size="11pt" fo:language="es" fo:country="ES" fo:font-weight="normal" officeooo:rsid="0023ff89" officeooo:paragraph-rsid="00051f55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Consolas" officeooo:paragraph-rsid="00051f55"/>
    </style:style>
    <style:style style:name="P10" style:family="paragraph" style:parent-style-name="Standard">
      <style:paragraph-properties fo:line-height="150%"/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ff108" officeooo:paragraph-rsid="00051f55" style:font-weight-asian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Verdana" fo:language="es" fo:country="ES" fo:font-weight="normal" officeooo:rsid="002189c3" officeooo:paragraph-rsid="00051f5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051f55" officeooo:paragraph-rsid="00051f55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Verdana" fo:language="es" fo:country="ES" fo:font-weight="normal" officeooo:rsid="00051f55" officeooo:paragraph-rsid="00051f5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081087" officeooo:paragraph-rsid="00081087" style:font-weight-asian="normal" style:font-weight-complex="normal"/>
    </style:style>
    <style:style style:name="P17" style:family="paragraph" style:parent-style-name="Standard">
      <style:paragraph-properties fo:line-height="150%"/>
      <style:text-properties style:font-name="Verdana" fo:language="es" fo:country="ES" fo:font-weight="normal" officeooo:rsid="0023ff89" officeooo:paragraph-rsid="00051f55" style:font-weight-asian="normal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Verdana" fo:language="es" fo:country="ES" fo:font-weight="normal" officeooo:rsid="0023ff89" officeooo:paragraph-rsid="00051f55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Verdana" fo:language="es" fo:country="ES" fo:font-weight="normal" officeooo:rsid="001ef2f6" officeooo:paragraph-rsid="00051f55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18pt" fo:language="es" fo:country="ES" fo:font-weight="bold" officeooo:rsid="0023220d" officeooo:paragraph-rsid="00051f55" style:font-size-asian="18pt" style:font-weight-asian="bold" style:font-size-complex="18pt" style:font-weight-complex="bold"/>
    </style:style>
    <style:style style:name="P23" style:family="paragraph" style:parent-style-name="Text_20_body">
      <style:text-properties style:font-name="Consolas"/>
    </style:style>
    <style:style style:name="P24" style:family="paragraph" style:parent-style-name="Text_20_body">
      <style:paragraph-properties fo:text-align="justify" style:justify-single-word="false"/>
      <style:text-properties style:font-name="Consolas" fo:language="es" fo:country="ES" officeooo:rsid="0006a44a" officeooo:paragraph-rsid="0006a44a"/>
    </style:style>
    <style:style style:name="P25" style:family="paragraph" style:parent-style-name="Text_20_body">
      <style:text-properties officeooo:paragraph-rsid="000c70fe"/>
    </style:style>
    <style:style style:name="P26" style:family="paragraph" style:parent-style-name="Text_20_body" style:list-style-name="L2">
      <style:paragraph-properties fo:line-height="150%" fo:text-align="justify" style:justify-single-word="false"/>
      <style:text-properties style:font-name="Verdana" fo:language="es" fo:country="ES" officeooo:rsid="000dc738" officeooo:paragraph-rsid="000dc738"/>
    </style:style>
    <style:style style:name="P27" style:family="paragraph" style:parent-style-name="Text_20_body">
      <style:paragraph-properties fo:text-align="justify" style:justify-single-word="false"/>
      <style:text-properties fo:language="es" fo:country="ES" officeooo:rsid="000c70fe" officeooo:paragraph-rsid="000c70fe"/>
    </style:style>
    <style:style style:name="P28" style:family="paragraph" style:parent-style-name="Text_20_body">
      <style:paragraph-properties fo:text-align="justify" style:justify-single-word="false"/>
      <style:text-properties fo:language="es" fo:country="ES"/>
    </style:style>
    <style:style style:name="P29" style:family="paragraph" style:parent-style-name="Text_20_body" style:list-style-name="L1">
      <style:paragraph-properties fo:line-height="150%" fo:text-align="start" style:justify-single-word="false"/>
      <style:text-properties fo:language="es" fo:country="ES" officeooo:paragraph-rsid="000c70fe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onsolas"/>
    </style:style>
    <style:style style:name="P32" style:family="paragraph" style:parent-style-name="Text_20_body" style:master-page-name="">
      <loext:graphic-properties draw:fill-image-width="0cm" draw:fill-image-height="0cm"/>
      <style:paragraph-properties fo:line-height="150%" style:page-number="auto" style:shadow="none">
        <style:tab-stops/>
      </style:paragraph-properties>
      <style:text-properties style:font-name="Verdana" fo:language="es" fo:country="ES" officeooo:rsid="000c70fe" officeooo:paragraph-rsid="000c70f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ing_20_1" style:list-style-name=""/>
    <style:style style:name="P35" style:family="paragraph" style:parent-style-name="Heading_20_1">
      <style:text-properties fo:language="es" fo:country="ES" officeooo:rsid="000c70fe" officeooo:paragraph-rsid="000c70fe"/>
    </style:style>
    <style:style style:name="P36" style:family="paragraph" style:parent-style-name="Heading_20_1" style:list-style-name="">
      <style:paragraph-properties fo:line-height="150%" fo:text-align="justify" style:justify-single-word="false"/>
      <style:text-properties fo:language="es" fo:country="ES"/>
    </style:style>
    <style:style style:name="P37" style:family="paragraph" style:parent-style-name="Heading_20_1">
      <style:paragraph-properties fo:break-before="page"/>
      <style:text-properties fo:language="es" fo:country="ES"/>
    </style:style>
    <style:style style:name="P38" style:family="paragraph" style:parent-style-name="Heading_20_1">
      <style:paragraph-properties fo:text-align="justify" style:justify-single-word="false" fo:break-before="page"/>
      <style:text-properties fo:language="es" fo:country="ES"/>
    </style:style>
    <style:style style:name="P39" style:family="paragraph" style:parent-style-name="Heading_20_1">
      <style:paragraph-properties fo:line-height="150%" fo:break-before="page"/>
      <style:text-properties fo:language="es" fo:country="ES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Subtitle">
      <style:paragraph-properties fo:text-align="center" style:justify-single-word="false"/>
      <style:text-properties fo:font-weight="bold" officeooo:paragraph-rsid="00051f55" style:font-weight-asian="bold" style:font-weight-complex="bold"/>
    </style:style>
    <style:style style:name="P42" style:family="paragraph" style:parent-style-name="Heading_20_2">
      <style:paragraph-properties fo:text-align="justify" style:justify-single-word="false"/>
      <style:text-properties fo:language="es" fo:country="ES"/>
    </style:style>
    <style:style style:name="P43" style:family="paragraph" style:parent-style-name="Heading_20_2">
      <style:paragraph-properties fo:text-align="justify" style:justify-single-word="false"/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51f55"/>
    </style:style>
    <style:style style:name="T2" style:family="text">
      <style:text-properties officeooo:rsid="0023220d"/>
    </style:style>
    <style:style style:name="T3" style:family="text">
      <style:text-properties officeooo:rsid="002189c3"/>
    </style:style>
    <style:style style:name="T4" style:family="text">
      <style:text-properties officeooo:rsid="0006a44a"/>
    </style:style>
    <style:style style:name="T5" style:family="text">
      <style:text-properties style:text-underline-style="none" officeooo:rsid="0006a44a"/>
    </style:style>
    <style:style style:name="T6" style:family="text">
      <style:text-properties officeooo:rsid="000b9426"/>
    </style:style>
    <style:style style:name="T7" style:family="text">
      <style:text-properties style:font-name="Consolas"/>
    </style:style>
    <style:style style:name="T8" style:family="text">
      <style:text-properties style:font-name="Consolas" officeooo:rsid="000c70fe"/>
    </style:style>
    <style:style style:name="T9" style:family="text">
      <style:text-properties style:font-name="Consolas" fo:font-weight="bold" officeooo:rsid="000c70fe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s" fo:country="ES" officeooo:rsid="000c70fe"/>
    </style:style>
    <style:style style:name="T12" style:family="text">
      <style:text-properties officeooo:rsid="0011ac86"/>
    </style:style>
    <style:style style:name="T13" style:family="text">
      <style:text-properties officeooo:rsid="001386e1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0b9426" style:font-size-asian="20pt" style:font-size-complex="20pt"/>
    </style:style>
    <style:style style:name="T16" style:family="text">
      <style:text-properties officeooo:rsid="0014d9e8"/>
    </style:style>
    <style:style style:name="T17" style:family="text">
      <style:text-properties officeooo:rsid="001512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2" text:anchor-type="paragraph" svg:width="17cm" svg:height="1.782cm" draw:z-index="31"><draw:image xlink:href="Pictures/10000201000002A5000000473BF33EDEA8DCD123.png" xlink:type="simple" xlink:show="embed" xlink:actuate="onLoad"/></draw:frame></text:p>
      <text:p text:style-name="P41"><text:span text:style-name="T14">Versión </text:span><text:span text:style-name="T15">2</text:span><text:span text:style-name="T14">.0</text:span></text:p>
      <text:p text:style-name="P7"/>
      <text:p text:style-name="P7"/>
      <text:p text:style-name="P2">Dual TIC Tarr<text:span text:style-name="T12">a</text:span>gona – Diputació de Tarragona</text:p>
      <text:p text:style-name="P2"/>
      <text:p text:style-name="P2"/>
      <text:p text:style-name="P2">Reus, <text:span text:style-name="T13">13 de</text:span> Febrero <text:span text:style-name="T13">de</text:span> 2018</text:p>
      <text:p text:style-name="P6"/>
      <text:p text:style-name="P2"/>
      <text:p text:style-name="P3"/>
      <text:p text:style-name="P3"/>
      <text:p text:style-name="P3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3">Índice</text:p>
          </text:index-title>
          <text:p text:style-name="P40"><text:a xlink:type="simple" xlink:href="#__RefHeading___Toc1614_665835507" text:style-name="Index_20_Link" text:visited-style-name="Index_20_Link">1. Nombre del proyecto<text:tab/>3</text:a></text:p>
          <text:p text:style-name="P40"><text:a xlink:type="simple" xlink:href="#__RefHeading___Toc1616_665835507" text:style-name="Index_20_Link" text:visited-style-name="Index_20_Link">2. Participantes<text:tab/>4</text:a></text:p>
          <text:p text:style-name="P44"><text:a xlink:type="simple" xlink:href="#__RefHeading___Toc1261_600712432" text:style-name="Index_20_Link" text:visited-style-name="Index_20_Link">2.1. Programadores<text:tab/>4</text:a></text:p>
          <text:p text:style-name="P44"><text:a xlink:type="simple" xlink:href="#__RefHeading___Toc1210_1018156878" text:style-name="Index_20_Link" text:visited-style-name="Index_20_Link">2.2. Dictador benevolente<text:tab/>4</text:a></text:p>
          <text:p text:style-name="P40"><text:a xlink:type="simple" xlink:href="#__RefHeading___Toc1618_665835507" text:style-name="Index_20_Link" text:visited-style-name="Index_20_Link">3. Descripción del proyecto<text:tab/>5</text:a></text:p>
          <text:p text:style-name="P40"><text:a xlink:type="simple" xlink:href="#__RefHeading___Toc1620_665835507" text:style-name="Index_20_Link" text:visited-style-name="Index_20_Link">4. Detalle del programa<text:tab/>6</text:a></text:p>
          <text:p text:style-name="P44"><text:a xlink:type="simple" xlink:href="#__RefHeading___Toc1205_1018156878" text:style-name="Index_20_Link" text:visited-style-name="Index_20_Link">4.1. Archivos que lo componen<text:tab/>6</text:a></text:p>
          <text:p text:style-name="P44"><text:a xlink:type="simple" xlink:href="#__RefHeading___Toc1207_1018156878" text:style-name="Index_20_Link" text:visited-style-name="Index_20_Link">4.2. Github<text:tab/>6</text:a></text:p>
          <text:p text:style-name="P44"><text:a xlink:type="simple" xlink:href="#__RefHeading___Toc1293_1268032709" text:style-name="Index_20_Link" text:visited-style-name="Index_20_Link">4.3. Detalles de la versión 2.0<text:tab/>6</text:a></text:p>
          <text:p text:style-name="P40"><text:a xlink:type="simple" xlink:href="#__RefHeading___Toc1622_665835507" text:style-name="Index_20_Link" text:visited-style-name="Index_20_Link">5. Código fuente<text:tab/>7</text:a></text:p>
          <text:p text:style-name="P40"><text:a xlink:type="simple" xlink:href="#__RefHeading___Toc1274_1268032709" text:style-name="Index_20_Link" text:visited-style-name="Index_20_Link">6. Conclusión<text:tab/>31</text:a></text:p>
        </text:index-body>
      </text:table-of-content>
      <text:p text:style-name="P3"/>
      <text:p text:style-name="P3"/>
      <text:p text:style-name="P3"/>
      <text:p text:style-name="P3"/>
      <text:p text:style-name="P3"/>
      <text:h text:style-name="P39" text:outline-level="1"><text:bookmark-start text:name="__RefHeading___Toc1614_665835507"/><text:span text:style-name="T16">1. </text:span>Nombre del proyecto<text:bookmark-end text:name="__RefHeading___Toc1614_665835507"/></text:h>
      <text:p text:style-name="P15"/>
      <text:p text:style-name="P10">Dungeon Crawler</text:p>
      <text:p text:style-name="P17">Versión <text:span text:style-name="T6">2</text:span>.0</text:p>
      <text:p text:style-name="P19"/>
      <text:p text:style-name="P19"/>
      <text:h text:style-name="P34" text:outline-level="1"/>
      <text:h text:style-name="P38" text:outline-level="1"><text:bookmark-start text:name="__RefHeading___Toc1616_665835507"/><text:span text:style-name="T17">2. </text:span>Participantes<text:bookmark-end text:name="__RefHeading___Toc1616_665835507"/></text:h>
      <text:p text:style-name="P14"/>
      <text:h text:style-name="P43" text:outline-level="2"><text:bookmark-start text:name="__RefHeading___Toc1261_600712432"/><text:span text:style-name="T17">2.1. </text:span>Programadores<text:bookmark-end text:name="__RefHeading___Toc1261_600712432"/></text:h>
      <text:p text:style-name="P16"/>
      <text:p text:style-name="P4">Juanjo Sánchez Castro <text:tab/><text:tab/><text:tab/>- <text:a xlink:type="simple" xlink:href="mailto:juanjo.musico@gmail.com" text:style-name="Internet_20_link" text:visited-style-name="Visited_20_Internet_20_Link">juanjo.musico@gmail.com</text:a></text:p>
      <text:p text:style-name="P4">Juan Ramón Espuny Gutiérrez <text:tab/>- <text:a xlink:type="simple" xlink:href="mailto:jrespuny@gmail.com" text:style-name="Internet_20_link" text:visited-style-name="Visited_20_Internet_20_Link">jrespuny@gmail.com</text:a></text:p>
      <text:p text:style-name="P30"/>
      <text:p text:style-name="P30"/>
      <text:h text:style-name="P43" text:outline-level="2"><text:bookmark-start text:name="__RefHeading___Toc1210_1018156878"/><text:span text:style-name="T17">2.2. </text:span>Dictador benevolente<text:bookmark-end text:name="__RefHeading___Toc1210_1018156878"/></text:h>
      <text:p text:style-name="P5"/>
      <text:p text:style-name="P5">Juan Ramón Espuny Gutiérrez <text:tab/>- <text:a xlink:type="simple" xlink:href="mailto:jrespuny@gmail.com" text:style-name="Internet_20_link" text:visited-style-name="Visited_20_Internet_20_Link">jrespuny@gmail.com</text:a></text:p>
      <text:h text:style-name="P37" text:outline-level="1"><text:bookmark-start text:name="__RefHeading___Toc1618_665835507"/><text:span text:style-name="T17">3. </text:span>Descripción del proyecto<text:bookmark-end text:name="__RefHeading___Toc1618_665835507"/></text:h>
      <text:p text:style-name="P14"/>
      <text:p text:style-name="P11">Juego que permite escoger un héroe que luchará contra diferentes m<text:span text:style-name="T2">o</text:span>nstruos consecutivamente hasta que los mate y gane, o hasta que alguno de los m<text:span text:style-name="T2">o</text:span>nstruos l<text:span text:style-name="T2">o</text:span> mate y pierda.</text:p>
      <text:p text:style-name="P11">L<text:span text:style-name="T2">o</text:span>s héroes y los m<text:span text:style-name="T2">o</text:span>nstruos están almacenados en <text:span text:style-name="T3">dos</text:span> fichero<text:span text:style-name="T3">s</text:span> de texto secuencial<text:span text:style-name="T3">es</text:span> que <text:span text:style-name="T3">se usarán para poder escoger el héroe que luchará contra los diferentes monstruos y ambos tienen los mismos campos.</text:span></text:p>
      <text:p text:style-name="P13">El juego permitirá escoger <text:span text:style-name="T2">e</text:span>l héroe, modificar sus características y mostrarlas.</text:p>
      <text:p text:style-name="P13"/>
      <text:p text:style-name="P13">El menú debe contener las opciones:</text:p>
      <text:p text:style-name="P13">1. Seleccionar héroe</text:p>
      <text:p text:style-name="P13">2. Modificar héroe</text:p>
      <text:p text:style-name="P13">3. A la batalla!</text:p>
      <text:h text:style-name="P36" text:outline-level="1"/>
      <text:h text:style-name="P38" text:outline-level="1"><text:bookmark-start text:name="__RefHeading___Toc1620_665835507"/><text:span text:style-name="T17">4. </text:span>Detalle del programa<text:bookmark-end text:name="__RefHeading___Toc1620_665835507"/></text:h>
      <text:p text:style-name="P14"/>
      <text:h text:style-name="P42" text:outline-level="2"><text:bookmark-start text:name="__RefHeading___Toc1205_1018156878"/><text:span text:style-name="T17">4.1. </text:span>Archivos que lo componen<text:bookmark-end text:name="__RefHeading___Toc1205_1018156878"/></text:h>
      <text:p text:style-name="P20"/>
      <text:p text:style-name="P18">Dungeon-Crawler\</text:p>
      <text:p text:style-name="P18"><text:tab/>→ DUNGCRWL.cbl <text:tab/><text:tab/><text:span text:style-name="T4">Código fuente</text:span></text:p>
      <text:p text:style-name="P18"><text:tab/>bin\</text:p>
      <text:p text:style-name="P18"><text:tab/><text:tab/>→ DUNGCRWL.exe <text:tab/><text:span text:style-name="T4">Ejecutable</text:span></text:p>
      <text:p text:style-name="P18"><text:tab/><text:tab/>→ HEROES.txt<text:tab/><text:tab/><text:span text:style-name="T4">Registros de héroes</text:span></text:p>
      <text:p text:style-name="P18"><text:tab/><text:tab/>→ DUNGEON.txt<text:tab/> <text:tab/><text:span text:style-name="T4">Registros de </text:span><text:span text:style-name="T5">monstruos</text:span></text:p>
      <text:h text:style-name="P42" text:outline-level="2"><text:bookmark-start text:name="__RefHeading___Toc1207_1018156878"/><text:span text:style-name="T17">4.2. </text:span>Github<text:bookmark-end text:name="__RefHeading___Toc1207_1018156878"/></text:h>
      <text:p text:style-name="P24"/>
      <text:list xml:id="list970245962703677682" text:style-name="L1">
        <text:list-item>
          <text:p text:style-name="P29"><text:span text:style-name="T9">Versión 1.0:</text:span><text:span text:style-name="T8"> https://github.com/Zafiro93/Dungeon-Crawler/releases/tag/v-1.0</text:span></text:p>
        </text:list-item>
        <text:list-item>
          <text:p text:style-name="P29"><text:span text:style-name="T9">Versión 2.0:</text:span><text:span text:style-name="T8"> https://github.com/Zafiro93/Dungeon-Crawler/releases/tag/v-2.0</text:span></text:p>
        </text:list-item>
      </text:list>
      <text:p text:style-name="P27"><text:span text:style-name="T7"/></text:p>
      <text:h text:style-name="P42" text:outline-level="2"><text:bookmark-start text:name="__RefHeading___Toc1293_1268032709"/><text:span text:style-name="T17">4.3. </text:span>Detalles de la versión 2.0<text:bookmark-end text:name="__RefHeading___Toc1293_1268032709"/></text:h>
      <text:p text:style-name="P28"/>
      <text:list xml:id="list1651332126578928035" text:style-name="L2">
        <text:list-item>
          <text:p text:style-name="P26">Añadida una pantalla de inicio, una pantalla de partida ganada, de partida perdida y unos créditos al finalizar el juego.</text:p>
        </text:list-item>
        <text:list-item>
          <text:p text:style-name="P26">Aplicados dos conocimientos de las <text:span text:style-name="T10">Screens</text:span> en COBOL, tanto el <text:span text:style-name="T10">Screen Section</text:span> como aplicar el código en <text:span text:style-name="T10">DISPLAYS</text:span>.</text:p>
        </text:list-item>
        <text:list-item>
          <text:p text:style-name="P26">Integrados sistemas de Pausas para tener mejor visualización.</text:p>
        </text:list-item>
        <text:list-item>
          <text:p text:style-name="P26">Probado un sistema de música al iniciar el juego, que al final, no ha resultado satisfactorio, pero no negamos que no pueda volver a probarse y usarse en un futuro.</text:p>
        </text:list-item>
      </text:list>
      <text:h text:style-name="P37" text:outline-level="1"><text:bookmark-start text:name="__RefHeading___Toc1622_665835507"/><text:span text:style-name="T17">5. </text:span>Código fuente<text:bookmark-end text:name="__RefHeading___Toc1622_665835507"/></text:h>
      <text:p text:style-name="Text_20_body"/>
      <text:p text:style-name="P9">IDENTIFICATION DIVISION.</text:p>
      <text:p text:style-name="P31">PROGRAM-ID. DUNGCRWL.</text:p>
      <text:p text:style-name="P31">******************************************************************</text:p>
      <text:p text:style-name="P31">* JUEGO: DUNGEON CRAWLER *</text:p>
      <text:p text:style-name="P31">******************************************************************</text:p>
      <text:p text:style-name="P31">ENVIRONMENT DIVISION.</text:p>
      <text:p text:style-name="P31">INPUT-OUTPUT SECTION.</text:p>
      <text:p text:style-name="P31">FILE-CONTROL.</text:p>
      <text:p text:style-name="P31">SELECT HEROES-FILE ASSIGN TO "HEROES.TXT"</text:p>
      <text:p text:style-name="P31">FILE STATUS IS WS-HEROES-FS</text:p>
      <text:p text:style-name="P31">ORGANIZATION IS LINE SEQUENTIAL.</text:p>
      <text:p text:style-name="P31">SELECT MONSTERS-FILE ASSIGN TO "DUNGEON.TXT"</text:p>
      <text:p text:style-name="P31">FILE STATUS IS WS-MONSTERS-FS</text:p>
      <text:p text:style-name="P31">ORGANIZATION IS LINE SEQUENTIAL.</text:p>
      <text:p text:style-name="P31">DATA DIVISION.</text:p>
      <text:p text:style-name="P31">FILE SECTION.</text:p>
      <text:p text:style-name="P31">FD HEROES-FILE.</text:p>
      <text:p text:style-name="P31">01 HEROES-REG.</text:p>
      <text:p text:style-name="P31">05 HEROES-R-ID PIC 9(02) VALUE ZERO.</text:p>
      <text:p text:style-name="P31">05 HEROES-R-STRENGTH PIC 9(02) VALUE ZERO.</text:p>
      <text:p text:style-name="P31">05 HEROES-R-AGILITY PIC 9(02) VALUE ZERO.</text:p>
      <text:p text:style-name="P31">05 HEROES-R-LEVEL PIC 9(02) VALUE ZERO.</text:p>
      <text:p text:style-name="P31">05 HEROES-R-HP PIC 9(02) VALUE ZERO.</text:p>
      <text:p text:style-name="P31">05 HEROES-R-PROFESSION PIC 9(02) VALUE ZERO.</text:p>
      <text:p text:style-name="P31">FD MONSTERS-FILE.</text:p>
      <text:p text:style-name="P31">01 MONSTERS-REG.</text:p>
      <text:p text:style-name="P31">05 MONSTER-R-ID PIC 9(02) VALUE ZERO.</text:p>
      <text:p text:style-name="P31">05 MONSTER-R-STRENGTH PIC 9(02) VALUE ZERO.</text:p>
      <text:p text:style-name="P31">05 MONSTER-R-AGILITY PIC 9(02) VALUE ZERO.</text:p>
      <text:p text:style-name="P31">05 MONSTER-R-LEVEL PIC 9(02) VALUE ZERO.</text:p>
      <text:p text:style-name="P31">05 MONSTER-R-HP PIC 9(02) VALUE ZERO.</text:p>
      <text:p text:style-name="P31">05 MONSTER-R-PROFESSION PIC 9(02) VALUE ZERO.</text:p>
      <text:p text:style-name="P31">WORKING-STORAGE SECTION.</text:p>
      <text:p text:style-name="P31">01 WS-CONSTANTS.</text:p>
      <text:p text:style-name="P31">05 WS-GAME-NAME PIC X(15)</text:p>
      <text:p text:style-name="P31">VALUE "Dungeon Crawler".</text:p>
      <text:p text:style-name="P31"><text:soft-page-break/>05 WS-MAX-HEROES PIC 9(02) VALUE 7.</text:p>
      <text:p text:style-name="P31">05 WS-MAX-MONSTERS PIC 9(02) VALUE 10.</text:p>
      <text:p text:style-name="P31">05 WS-INPUT_CURSOR_SCREEN_POS.</text:p>
      <text:p text:style-name="P31">10 WS-ICSP-1-LINE PIC 9(02) VALUE 4.</text:p>
      <text:p text:style-name="P31">10 WS-ICSP-1-COL PIC 9(02) VALUE 20.</text:p>
      <text:p text:style-name="P31">10 WS-ICSP-2-LINE PIC 9(02) VALUE 7.</text:p>
      <text:p text:style-name="P31">10 WS-ICSP-2-COL PIC 9(02) VALUE 14.</text:p>
      <text:p text:style-name="P31">05 WS-DISPLAY-SHIFT.</text:p>
      <text:p text:style-name="P31">10 WS-HEROES-MENU-TITLE-SHIFT PIC 9(02) VALUE 6.</text:p>
      <text:p text:style-name="P31">10 WS-HEROES-MENU-CONTENT-SHIFT PIC 9(02) VALUE 2.</text:p>
      <text:p text:style-name="P31">10 WS-MHM-TITLE-SHIFT PIC 9(02) VALUE 6.</text:p>
      <text:p text:style-name="P31">05 WS-MAX-ANIMATION-CYCLES PIC 9(01) VALUE 3.</text:p>
      <text:p text:style-name="P31">05 WS-MAX-IMG-FIGHT-LENGTH PIC 9(01) VALUE 9.</text:p>
      <text:p text:style-name="P31">05 WS-INI-IMG-LINE PIC 9(02) VALUE 12.</text:p>
      <text:p text:style-name="P31">05 WS-MAX-ARR PIC 9(02) VALUE 88.</text:p>
      <text:p text:style-name="P31">05 WS-SCREEN-LINE-POS PIC 9(02) VALUE 1.</text:p>
      <text:p text:style-name="P31">01 WS-AUX.</text:p>
      <text:p text:style-name="P31">05 WS-AUX-NUMBER PIC S9(05) VALUE ZERO.</text:p>
      <text:p text:style-name="P31">05 WS-AUX-ALPHA PIC X(01) VALUE SPACE.</text:p>
      <text:p text:style-name="P31">01 WS-IMG-FIGHT.</text:p>
      <text:p text:style-name="P31">05 W-IMG-FIGHT-MONSTER.</text:p>
      <text:p text:style-name="P31">10 WS-IMG-FIGHT-M PIC X(29) OCCURS 9 TIMES VALUE SPACES.</text:p>
      <text:p text:style-name="P31">*&gt; 10 FILLER VALUE " ".</text:p>
      <text:p text:style-name="P31">*&gt; 10 FILLER VALUE " /-/--\ ".</text:p>
      <text:p text:style-name="P31">*&gt; 10 FILLER VALUE " (@~@) )/\ ".</text:p>
      <text:p text:style-name="P31">*&gt; 10 FILLER VALUE " ___/-- \ | ".</text:p>
      <text:p text:style-name="P31">*&gt; 10 FILLER VALUE " (oo)__ _ )_/ ".</text:p>
      <text:p text:style-name="P31">*&gt; 10 FILLER VALUE " ^^___/ \ ".</text:p>
      <text:p text:style-name="P31">*&gt; 10 FILLER VALUE " \ |/-\ ".</text:p>
      <text:p text:style-name="P31">*&gt; 10 FILLER VALUE " ( ) | ".</text:p>
      <text:p text:style-name="P31">*&gt; 10 FILLER VALUE " | \_/ ".</text:p>
      <text:p text:style-name="P31">05 WS-IMG-FIGHT-SWORD.</text:p>
      <text:p text:style-name="P31">10 WS-IMG-FIGHT-S PIC X(29) OCCURS 9 TIMES VALUE SPACES.</text:p>
      <text:p text:style-name="P31">*&gt; 10 FILLER VALUE " _____ _____ ".</text:p>
      <text:p text:style-name="P31">*&gt; 10 FILLER VALUE " / \ / \ ".</text:p>
      <text:p text:style-name="P31">*&gt; 10 FILLER VALUE " , | ' | ".</text:p>
      <text:p text:style-name="P31">*&gt; 10 FILLER VALUE " I __L________ L__ ".</text:p>
      <text:p text:style-name="P31">*&gt; 10 FILLER VALUE "O====IE__________/ ./___&gt;".</text:p>
      <text:p text:style-name="P31">*&gt; 10 FILLER VALUE " I \. ./ ".</text:p>
      <text:p text:style-name="P31">*&gt; 10 FILLER VALUE " ` \. ./ ".</text:p>
      <text:p text:style-name="P31"><text:soft-page-break/>*&gt; 10 FILLER VALUE " \ / ".</text:p>
      <text:p text:style-name="P31">*&gt; 10 FILLER VALUE " ' ".</text:p>
      <text:p text:style-name="P31">05 WS-IMG-FIGHT-PHOTOGRAM PIC 9(01) VALUE ZERO.</text:p>
      <text:p text:style-name="P31">05 WS-IMG-FIGHT-LINE-I PIC 9(02) VALUE ZERO.</text:p>
      <text:p text:style-name="P31">01 WS-HEROES-FILE.</text:p>
      <text:p text:style-name="P31">05 WS-HEROES-FS PIC X(02) VALUE ZEROES.</text:p>
      <text:p text:style-name="P31">88 WS-H-FS-OK VALUE "00".</text:p>
      <text:p text:style-name="P31">88 WS-H-FS-EOF VALUE HIGH-VALUE.</text:p>
      <text:p text:style-name="P31">05 WS-HERO-PROFESSION PIC X(02) VALUE SPACES.</text:p>
      <text:p text:style-name="P31">88 WS-H-P-GUERRERO VALUE "34".</text:p>
      <text:p text:style-name="P31">88 WS-H-P-ARQUERO VALUE "44".</text:p>
      <text:p text:style-name="P31">88 WS-H-P-MAGO VALUE "45".</text:p>
      <text:p text:style-name="P31">05 WS-HEROES-REG.</text:p>
      <text:p text:style-name="P31">10 WS-H-R-LENGTH PIC 9(01) VALUE ZERO.</text:p>
      <text:p text:style-name="P31">10 WS-H-R-INDEX PIC 9(01) VALUE ZERO.</text:p>
      <text:p text:style-name="P31">10 WS-H-R-CURRENT PIC 9(01) VALUE ZERO.</text:p>
      <text:p text:style-name="P31">* WS-HEROES-R OCCURS **WS-MAX-HEROES** TIMES</text:p>
      <text:p text:style-name="P31">10 WS-HEROES-R OCCURS 7 TIMES.</text:p>
      <text:p text:style-name="P31">15 WS-H-R-ID PIC 9(02) VALUE ZERO.</text:p>
      <text:p text:style-name="P31">15 WS-H-R-STRENGTH PIC 9(02) VALUE ZERO.</text:p>
      <text:p text:style-name="P31">15 WS-H-R-AGILITY PIC 9(02) VALUE ZERO.</text:p>
      <text:p text:style-name="P31">15 WS-H-R-LEVEL PIC 9(02) VALUE ZERO.</text:p>
      <text:p text:style-name="P31">15 WS-H-R-HP PIC 9(02) VALUE ZERO.</text:p>
      <text:p text:style-name="P31">15 WS-H-R-PROFESSION PIC 9(02) VALUE ZERO.</text:p>
      <text:p text:style-name="P31">01 WS-MONSTERS-FILE.</text:p>
      <text:p text:style-name="P31">05 WS-MONSTERS-FS PIC X(02) VALUE ZEROES.</text:p>
      <text:p text:style-name="P31">88 WS-M-FS-OK VALUE "00".</text:p>
      <text:p text:style-name="P31">88 WS-M-FS-EOF VALUE HIGH-VALUE.</text:p>
      <text:p text:style-name="P31">05 WS-MONSTERS-REG.</text:p>
      <text:p text:style-name="P31">10 WS-M-R-LENGTH PIC 9(01) VALUE ZERO.</text:p>
      <text:p text:style-name="P31">10 WS-M-R-INDEX PIC 9(01) VALUE ZERO.</text:p>
      <text:p text:style-name="P31">10 WS-M-R-CURRENT PIC 9(01) VALUE ZERO.</text:p>
      <text:p text:style-name="P31">* WS-MONSTERS-R OCCURS **WS-MAX-MONSTERS** TIMES</text:p>
      <text:p text:style-name="P31">10 WS-MONSTERS-R OCCURS 10 TIMES.</text:p>
      <text:p text:style-name="P31">15 WS-M-R-ID PIC 9(02) VALUE ZERO.</text:p>
      <text:p text:style-name="P31">15 WS-M-R-STRENGTH PIC 9(02) VALUE ZERO.</text:p>
      <text:p text:style-name="P31">15 WS-M-R-AGILITY PIC 9(02) VALUE ZERO.</text:p>
      <text:p text:style-name="P31">15 WS-M-R-LEVEL PIC 9(02) VALUE ZERO.</text:p>
      <text:p text:style-name="P31">15 WS-M-R-HP PIC 9(02) VALUE ZERO.</text:p>
      <text:p text:style-name="P31">15 WS-M-R-PROFESSION PIC 9(02) VALUE ZERO.</text:p>
      <text:p text:style-name="P31"><text:soft-page-break/>01 WS-VALID-OPTION PIC X(37) VALUES ALL SPACES.</text:p>
      <text:p text:style-name="P31">88 WS-RESET-VALID-OPTION VALUE ALL SPACES.</text:p>
      <text:p text:style-name="P31">88 WS-INVALID-OPTION</text:p>
      <text:p text:style-name="P31">VALUE "[Escoge una opcion correcta]".</text:p>
      <text:p text:style-name="P31">88 WS-MISSING-STEPS-OPTION</text:p>
      <text:p text:style-name="P31">VALUE "[Primero debes seleccionar un heroe!]".</text:p>
      <text:p text:style-name="P31">01 WS-SHOW-SELECTED-HERO-OPTION PIC X(08) VALUE ALL SPACES.</text:p>
      <text:p text:style-name="P31">88 WS-RESET-SELECTED-HERO-OPTION VALUE ALL SPACES.</text:p>
      <text:p text:style-name="P31">88 WS-SELECTED-HERO-OPTION VALUE "con ID: ".</text:p>
      <text:p text:style-name="P31">01 WS-MAIN-MENU.</text:p>
      <text:p text:style-name="P31">05 WS-MM-OPTION PIC X(01) VALUE SPACE.</text:p>
      <text:p text:style-name="P31">88 WS-MM-OP-EXIT VALUE "0".</text:p>
      <text:p text:style-name="P31">88 WS-MM-OP-SELECT VALUE "1".</text:p>
      <text:p text:style-name="P31">88 WS-MM-OP-MODIFY VALUE "2".</text:p>
      <text:p text:style-name="P31">88 WS-MM-OP-PLAY VALUE "3".</text:p>
      <text:p text:style-name="P31">05 WS-MM.</text:p>
      <text:p text:style-name="P31">10 FILLER PIC X(15)</text:p>
      <text:p text:style-name="P31">VALUE "MENU PRINCIPAL".</text:p>
      <text:p text:style-name="P31">10 WS-MM-ERROR PIC X(37) VALUE ALL SPACES.</text:p>
      <text:p text:style-name="P31">10 FILLER PIC X(01) VALUE X"0A".</text:p>
      <text:p text:style-name="P31">10 FILLER PIC X(14) VALUE ALL "-".</text:p>
      <text:p text:style-name="P31">10 FILLER PIC X(01) VALUE X"0A".</text:p>
      <text:p text:style-name="P31">10 FILLER PIC X(01) VALUE X"0A".</text:p>
      <text:p text:style-name="P31">10 FILLER PIC X(18) VALUE "Escoge una opcion:".</text:p>
      <text:p text:style-name="P31">10 FILLER PIC X(01) VALUE X"0A".</text:p>
      <text:p text:style-name="P31">10 FILLER PIC X(01) VALUE X"0A".</text:p>
      <text:p text:style-name="P31">10 FILLER PIC X(20)</text:p>
      <text:p text:style-name="P31">VALUE "1- Seleccionar heroe".</text:p>
      <text:p text:style-name="P31">10 FILLER PIC X(01) VALUE X"0A".</text:p>
      <text:p text:style-name="P31">10 FILLER PIC X(19)</text:p>
      <text:p text:style-name="P31">VALUE "2- Modificar heroe ".</text:p>
      <text:p text:style-name="P31">10 WS-MM-PREFIX PIC X(08) VALUE SPACES.</text:p>
      <text:p text:style-name="P31">10 WS-MM-HERO-ID PIC X(02) VALUE SPACES.</text:p>
      <text:p text:style-name="P31">10 FILLER PIC X(01) VALUE X"0A".</text:p>
      <text:p text:style-name="P31">10 FILLER PIC X(16) VALUE "3- A la batalla!".</text:p>
      <text:p text:style-name="P31">10 FILLER PIC X(01) VALUE X"0A".</text:p>
      <text:p text:style-name="P31">10 FILLER PIC X(01) VALUE X"0A".</text:p>
      <text:p text:style-name="P31">10 FILLER PIC X(09) VALUE "0- Salir.".</text:p>
      <text:p text:style-name="P31">01 WS-HEROES-MENU.</text:p>
      <text:p text:style-name="P31">05 WS-H-OPTION PIC X(01) VALUE SPACE.</text:p>
      <text:p text:style-name="P31"><text:soft-page-break/>88 WS-H-OP-CONTINUE VALUE SPACE.</text:p>
      <text:p text:style-name="P31">88 WS-H-OP-EXIT VALUE "0".</text:p>
      <text:p text:style-name="P31">05 WS-HEROES-MENU-TITLE.</text:p>
      <text:p text:style-name="P31">10 WS-HM-HEADING PIC X(18)</text:p>
      <text:p text:style-name="P31">VALUE "LISTADO DE HEROES ".</text:p>
      <text:p text:style-name="P31">10 WS-HM-ERROR PIC X(28) VALUE ALL SPACES.</text:p>
      <text:p text:style-name="P31">10 FILLER PIC X(01) VALUE X"0A".</text:p>
      <text:p text:style-name="P31">10 FILLER PIC X(17) VALUE ALL "-".</text:p>
      <text:p text:style-name="P31">10 FILLER PIC X(01) VALUE X"0A".</text:p>
      <text:p text:style-name="P31">10 FILLER PIC X(01) VALUE X"0A".</text:p>
      <text:p text:style-name="P31">10 FILLER PIC X(18) VALUE "Escoge una opcion:".</text:p>
      <text:p text:style-name="P31">10 FILLER PIC X(01) VALUE X"0A".</text:p>
      <text:p text:style-name="P31">10 FILLER PIC X(01) VALUE X"0A".</text:p>
      <text:p text:style-name="P31">10 FILLER PIC X(52)</text:p>
      <text:p text:style-name="P31">VALUE " ID Fuerza Agilidad Nivel P. Vida Profesion".</text:p>
      <text:p text:style-name="P31">10 FILLER PIC X(01) VALUE X"0A".</text:p>
      <text:p text:style-name="P31">10 FILLER PIC X(52)</text:p>
      <text:p text:style-name="P31">VALUE " -- ------ -------- ----- ------- ---------".</text:p>
      <text:p text:style-name="P31">05 WS-HEROES-MENU-CONTENT.</text:p>
      <text:p text:style-name="P31">10 WS-HMC-SELECTED PIC X(01) VALUE SPACE.</text:p>
      <text:p text:style-name="P31">10 FILLER PIC X(01) VALUE SPACE.</text:p>
      <text:p text:style-name="P31">10 WS-HMC-INDEX PIC 9(01).</text:p>
      <text:p text:style-name="P31">10 FILLER PIC X(02) VALUE "- ".</text:p>
      <text:p text:style-name="P31">10 WS-HMC-ID PIC 9(02) .</text:p>
      <text:p text:style-name="P31">10 FILLER PIC X(04) VALUE SPACES.</text:p>
      <text:p text:style-name="P31">10 WS-HMC-STRENGTH PIC 9(02).</text:p>
      <text:p text:style-name="P31">10 FILLER PIC X(07) VALUE SPACES.</text:p>
      <text:p text:style-name="P31">10 WS-HMC-AGILITY PIC 9(02).</text:p>
      <text:p text:style-name="P31">10 FILLER PIC X(06) VALUE SPACES.</text:p>
      <text:p text:style-name="P31">10 WS-HMC-LEVEL PIC 9(02).</text:p>
      <text:p text:style-name="P31">10 FILLER PIC X(06) VALUE SPACES.</text:p>
      <text:p text:style-name="P31">10 WS-HMC-HP PIC 9(02).</text:p>
      <text:p text:style-name="P31">10 FILLER PIC X(06) VALUE SPACES.</text:p>
      <text:p text:style-name="P31">10 WS-HMC-PROFESSION PIC X(08).</text:p>
      <text:p text:style-name="P31">05 WS-HEROES-MENU-FOOTER.</text:p>
      <text:p text:style-name="P31">10 FILLER PIC X(01) VALUE X"0A".</text:p>
      <text:p text:style-name="P31">10 FILLER PIC X(09) VALUE "0- Salir".</text:p>
      <text:p text:style-name="P31">01 WS-MOD-HEROES-MENU.</text:p>
      <text:p text:style-name="P31">05 WS-MHM-OPTION PIC X(01) VALUE SPACE.</text:p>
      <text:p text:style-name="P31">88 WS-MHM-OP-CONTINUE VALUE SPACE.</text:p>
      <text:p text:style-name="P31"><text:soft-page-break/>88 WS-MHM-OP-EXIT VALUE "0".</text:p>
      <text:p text:style-name="P31">88 WS-MHM-OP-STRENGTH VALUE "1".</text:p>
      <text:p text:style-name="P31">88 WS-MHM-OP-AGILITY VALUE "2".</text:p>
      <text:p text:style-name="P31">88 WS-MHM-OP-LEVEL VALUE "3".</text:p>
      <text:p text:style-name="P31">88 WS-MHM-OP-HP VALUE "4".</text:p>
      <text:p text:style-name="P31">05 WS-MHM-TITLE.</text:p>
      <text:p text:style-name="P31">10 FILLER PIC X(16)</text:p>
      <text:p text:style-name="P31">VALUE "MODIFICAR HEROE ".</text:p>
      <text:p text:style-name="P31">10 WS-MHM-ERROR PIC X(28) VALUE ALL SPACES.</text:p>
      <text:p text:style-name="P31">10 FILLER PIC X(01) VALUE X"0A".</text:p>
      <text:p text:style-name="P31">10 FILLER PIC X(15) VALUE ALL "-".</text:p>
      <text:p text:style-name="P31">10 FILLER PIC X(01) VALUE X"0A".</text:p>
      <text:p text:style-name="P31">10 FILLER PIC X(01) VALUE X"0A".</text:p>
      <text:p text:style-name="P31">10 FILLER PIC X(18) VALUE "Escoge una opcion:".</text:p>
      <text:p text:style-name="P31">10 FILLER PIC X(01) VALUE X"0A".</text:p>
      <text:p text:style-name="P31">10 FILLER PIC X(01) VALUE X"0A".</text:p>
      <text:p text:style-name="P31">05 WS-MHM-SELECTION-TITLE.</text:p>
      <text:p text:style-name="P31">10 FILLER PIC X(16)</text:p>
      <text:p text:style-name="P31">VALUE "MODIFICAR HEROE ".</text:p>
      <text:p text:style-name="P31">10 FILLER PIC X(01) VALUE X"0A".</text:p>
      <text:p text:style-name="P31">10 FILLER PIC X(15) VALUE ALL "-".</text:p>
      <text:p text:style-name="P31">10 FILLER PIC X(01) VALUE X"0A".</text:p>
      <text:p text:style-name="P31">10 FILLER PIC X(01) VALUE X"0A".</text:p>
      <text:p text:style-name="P31">10 FILLER PIC X(30)</text:p>
      <text:p text:style-name="P31">VALUE "Selecciona el nuevo valor de: ".</text:p>
      <text:p text:style-name="P31">10 WS-MHM-SEL-TIT-MODIFYING PIC X(11) VALUE ALL SPACES.</text:p>
      <text:p text:style-name="P31">10 FILLER PIC X(01) VALUE X"0A".</text:p>
      <text:p text:style-name="P31">10 FILLER PIC X(01) VALUE X"0A".</text:p>
      <text:p text:style-name="P31">10 FILLER PIC X(15) VALUE "Antiguo valor: ".</text:p>
      <text:p text:style-name="P31">10 WS-MHM-SEL-TIT-NEWVALUE PIC X(10) VALUE ALL SPACES.</text:p>
      <text:p text:style-name="P31">10 FILLER PIC X(01) VALUE X"0A".</text:p>
      <text:p text:style-name="P31">10 FILLER PIC X(13) VALUE "Nuevo valor: ".</text:p>
      <text:p text:style-name="P31">05 WS-MHM-CONTENT.</text:p>
      <text:p text:style-name="P31">10 FILLER PIC X(11) VALUE "1- Fuerza: ".</text:p>
      <text:p text:style-name="P31">10 WS-MHM-C-STRENGTH PIC 9(02) VALUE ZEROES.</text:p>
      <text:p text:style-name="P31">10 FILLER PIC X(01) VALUE X"0A".</text:p>
      <text:p text:style-name="P31">10 FILLER PIC X(13) VALUE "2- Agilidad: ".</text:p>
      <text:p text:style-name="P31">10 WS-MHM-C-AGILITY PIC 9(02) VALUE ZEROES.</text:p>
      <text:p text:style-name="P31">10 FILLER PIC X(01) VALUE X"0A".</text:p>
      <text:p text:style-name="P31">10 FILLER PIC X(10) VALUE "3- Nivel: ".</text:p>
      <text:p text:style-name="P31"><text:soft-page-break/>10 WS-MHM-C-LEVEL PIC 9(02) VALUE ZEROES.</text:p>
      <text:p text:style-name="P31">10 FILLER PIC X(01) VALUE X"0A".</text:p>
      <text:p text:style-name="P31">10 FILLER PIC X(16)</text:p>
      <text:p text:style-name="P31">VALUE "4- Puntos Vida: ".</text:p>
      <text:p text:style-name="P31">10 WS-MHM-C-HP PIC 9(02) VALUE ZEROES.</text:p>
      <text:p text:style-name="P31">05 WS-MHM-FOOTER.</text:p>
      <text:p text:style-name="P31">10 FILLER PIC X(01) VALUE X"0A".</text:p>
      <text:p text:style-name="P31">10 FILLER PIC X(09) VALUE "0- Salir".</text:p>
      <text:p text:style-name="P31">01 WS-PAUSE-MECHANISM.</text:p>
      <text:p text:style-name="P31">05 WS-PM-NOW-1.</text:p>
      <text:p text:style-name="P31">10 WS-PM-NOW-1-DATE PIC 9(08) VALUE ZERO.</text:p>
      <text:p text:style-name="P31">10 WS-PM-NOW-1-TIME PIC 9(08) VALUE ZERO.</text:p>
      <text:p text:style-name="P31">05 WS-PM-NOW-2.</text:p>
      <text:p text:style-name="P31">10 WS-PM-NOW-2-DATE PIC 9(08) VALUE ZERO.</text:p>
      <text:p text:style-name="P31">10 WS-PM-NOW-2-TIME PIC 9(08) VALUE ZERO.</text:p>
      <text:p text:style-name="P31">05 WS-PM-WRK-ONE-DAY PIC 9(08) VALUE ZERO.</text:p>
      <text:p text:style-name="P31">05 WS-PM-DELTA-TIME PIC 9(08) VALUE ZERO.</text:p>
      <text:p text:style-name="P31">01 WS-CREDITS.</text:p>
      <text:p text:style-name="P31">05 WS-C-ARR PIC X(42) OCCURS 88 TIMES</text:p>
      <text:p text:style-name="P31">VALUE SPACES.</text:p>
      <text:p text:style-name="P31">05 WS-C-POS PIC 9(02) VALUE 1.</text:p>
      <text:p text:style-name="P31">05 WS-C-I PIC 9(02) VALUE 1.</text:p>
      <text:p text:style-name="P31">05 WS-C-SCREEN-LINE PIC 9(02) VALUE 1.</text:p>
      <text:p text:style-name="P31">05 WS-C-FINAL-POS PIC 9(02) VALUE 0.</text:p>
      <text:p text:style-name="P31">SCREEN SECTION.</text:p>
      <text:p text:style-name="P31">01 SS-CLEAR-SCREEN.</text:p>
      <text:p text:style-name="P31">05 BLANK SCREEN.</text:p>
      <text:p text:style-name="P31">01 SS-INTRO.</text:p>
      <text:p text:style-name="P31">05 SS-TITLE-1.</text:p>
      <text:p text:style-name="P31">10 LINE 02 COL 10 VALUE "______" FOREGROUND-COLOR IS 6.</text:p>
      <text:p text:style-name="P31">10 LINE 03 COL 10 VALUE "| _ \" FOREGROUND-COLOR IS 6.</text:p>
      <text:p text:style-name="P31">10 LINE 04 COL 10 VALUE</text:p>
      <text:p text:style-name="P31">"| | | |_ _ _ __ __ _ ___ ___ _ __"</text:p>
      <text:p text:style-name="P31">FOREGROUND-COLOR IS 6.</text:p>
      <text:p text:style-name="P31">10 LINE 05 COL 10 VALUE</text:p>
      <text:p text:style-name="P31">"| | | | | | | '_ \ / _` |/ _ \/ _ \| '_ \"</text:p>
      <text:p text:style-name="P31">FOREGROUND-COLOR IS 6.</text:p>
      <text:p text:style-name="P31">10 LINE 06 COL 10 VALUE</text:p>
      <text:p text:style-name="P31">"| |/ /| |_| | | | | (_| | __/ (_) | | | |"</text:p>
      <text:p text:style-name="P31">FOREGROUND-COLOR IS 6.</text:p>
      <text:p text:style-name="P31"><text:soft-page-break/>10 LINE 07 COL 10 VALUE</text:p>
      <text:p text:style-name="P31">"|___/ \__,_|_| |_|\__, |\___|\___/|_| |_|"</text:p>
      <text:p text:style-name="P31">FOREGROUND-COLOR IS 6.</text:p>
      <text:p text:style-name="P31">10 LINE 08 COL 10 VALUE " __/ |"</text:p>
      <text:p text:style-name="P31">FOREGROUND-COLOR IS 6.</text:p>
      <text:p text:style-name="P31">10 LINE 09 COL 10 VALUE " |___/"</text:p>
      <text:p text:style-name="P31">FOREGROUND-COLOR IS 6.</text:p>
      <text:p text:style-name="P31">05 SS-TITLE-2.</text:p>
      <text:p text:style-name="P31">10 LINE 10 COL 10 VALUE</text:p>
      <text:p text:style-name="P31">" _____ _"</text:p>
      <text:p text:style-name="P31">FOREGROUND-COLOR IS 6.</text:p>
      <text:p text:style-name="P31">10 LINE 11 COL 10 VALUE</text:p>
      <text:p text:style-name="P31">" / __ \ | |"</text:p>
      <text:p text:style-name="P31">FOREGROUND-COLOR IS 6.</text:p>
      <text:p text:style-name="P31">10 LINE 12 COL 10 VALUE</text:p>
      <text:p text:style-name="P31">" | / \/_ __ __ ___ _| | ___ _ __ ©"</text:p>
      <text:p text:style-name="P31">FOREGROUND-COLOR IS 6.</text:p>
      <text:p text:style-name="P31">10 LINE 13 COL 10 VALUE</text:p>
      <text:p text:style-name="P31">" | | | '__/ _` \ \ /\ / / |/ _ \ '__|"</text:p>
      <text:p text:style-name="P31">FOREGROUND-COLOR IS 6.</text:p>
      <text:p text:style-name="P31">10 LINE 14 COL 10 VALUE</text:p>
      <text:p text:style-name="P31">" | \__/\ | | (_| |\ V V /| | __/ |"</text:p>
      <text:p text:style-name="P31">FOREGROUND-COLOR IS 6.</text:p>
      <text:p text:style-name="P31">10 LINE 15 COL 10 VALUE</text:p>
      <text:p text:style-name="P31">" \____/_| \__,_| \_/\_/ |_|\___|_|"</text:p>
      <text:p text:style-name="P31">FOREGROUND-COLOR IS 6.</text:p>
      <text:p text:style-name="P31">05 SS-TITLE-3.</text:p>
      <text:p text:style-name="P31">10 LINE 18 COL 40 VALUE</text:p>
      <text:p text:style-name="P31">"Hecho por Juan Ramon &amp; Juanjo Sanchez"</text:p>
      <text:p text:style-name="P31">FOREGROUND-COLOR IS 2.</text:p>
      <text:p text:style-name="P31">05 SS-TITLE-4.</text:p>
      <text:p text:style-name="P31">10 LINE 20 COL 15 VALUE</text:p>
      <text:p text:style-name="P31">" /&gt;" FOREGROUND-COLOR IS 3.</text:p>
      <text:p text:style-name="P31">10 LINE 21 COL 15 VALUE</text:p>
      <text:p text:style-name="P31">" () //----------------------------------("</text:p>
      <text:p text:style-name="P31">FOREGROUND-COLOR IS 3.</text:p>
      <text:p text:style-name="P31">10 LINE 22 COL 15 VALUE</text:p>
      <text:p text:style-name="P31">"(*)OXOXOX(*&gt; PULSE ENTER PARA CONTINUAR \".</text:p>
      <text:p text:style-name="P31">10 LINE 23 COL 15 VALUE</text:p>
      <text:p text:style-name="P31">"() \\------------------------------------)"</text:p>
      <text:p text:style-name="P31"><text:soft-page-break/>FOREGROUND-COLOR IS 3.</text:p>
      <text:p text:style-name="P31">10 LINE 24 COL 15 VALUE</text:p>
      <text:p text:style-name="P31">" \&gt;" FOREGROUND-COLOR IS 3 BEEP.</text:p>
      <text:p text:style-name="P31">05 PIC X USING WS-AUX-ALPHA.</text:p>
      <text:p text:style-name="P31">******************************************************************</text:p>
      <text:p text:style-name="P31">PROCEDURE DIVISION.</text:p>
      <text:p text:style-name="P31">MAIN-PROCEDURE.</text:p>
      <text:p text:style-name="P31">PERFORM INIT--WS-HEROES-R--CONTENT</text:p>
      <text:p text:style-name="P31">IF WS-M-FS-OK THEN</text:p>
      <text:p text:style-name="P31">IF WS-M-FS-OK THEN</text:p>
      <text:p text:style-name="P31">PERFORM INI--WS-IMG-FIGHT</text:p>
      <text:p text:style-name="P31">PERFORM INI-CREDITS-ARRAY</text:p>
      <text:p text:style-name="P31">PERFORM DISPLAY-INTRO</text:p>
      <text:p text:style-name="P31">PERFORM DISPLAY-MAIN-MENU UNTIL WS-MM-OP-EXIT</text:p>
      <text:p text:style-name="P31">END-IF</text:p>
      <text:p text:style-name="P31">END-IF</text:p>
      <text:p text:style-name="P23"/>
      <text:p text:style-name="P31">GO TO STOP-RUN.</text:p>
      <text:p text:style-name="P31">******************************************************************</text:p>
      <text:p text:style-name="P31">* == [DISPLAY-MAIN-MENU] ===================================BEGIN=</text:p>
      <text:p text:style-name="P31">DISPLAY-MAIN-MENU.</text:p>
      <text:p text:style-name="P31">PERFORM SET-MAIN-MENU-ERROR</text:p>
      <text:p text:style-name="P31">IF WS-H-R-CURRENT &gt; 0 THEN</text:p>
      <text:p text:style-name="P31">SET WS-SELECTED-HERO-OPTION TO TRUE</text:p>
      <text:p text:style-name="P31">MOVE WS-SHOW-SELECTED-HERO-OPTION TO WS-MM-PREFIX</text:p>
      <text:p text:style-name="P31">MOVE WS-H-R-ID(WS-H-R-CURRENT) TO WS-MM-HERO-ID</text:p>
      <text:p text:style-name="P31">ELSE</text:p>
      <text:p text:style-name="P31">SET WS-RESET-SELECTED-HERO-OPTION TO TRUE</text:p>
      <text:p text:style-name="P31">MOVE WS-SHOW-SELECTED-HERO-OPTION TO WS-MM-PREFIX</text:p>
      <text:p text:style-name="P31">MOVE SPACE TO WS-MM-HERO-ID</text:p>
      <text:p text:style-name="P31">END-IF.</text:p>
      <text:p text:style-name="P31">DISPLAY WS-MM LINE 1 COL 1.</text:p>
      <text:p text:style-name="P23"/>
      <text:p text:style-name="P31">SET WS-RESET-VALID-OPTION TO TRUE</text:p>
      <text:p text:style-name="P31">ACCEPT WS-MM-OPTION LINE WS-ICSP-1-LINE COL WS-ICSP-1-COL.</text:p>
      <text:p text:style-name="P31">DISPLAY SS-CLEAR-SCREEN.</text:p>
      <text:p text:style-name="P23"/>
      <text:p text:style-name="P31">EVALUATE TRUE</text:p>
      <text:p text:style-name="P31"><text:soft-page-break/>WHEN WS-MM-OP-SELECT</text:p>
      <text:p text:style-name="P31">PERFORM DISPLAY-SELECT-HERO</text:p>
      <text:p text:style-name="P31">WHEN WS-MM-OP-MODIFY</text:p>
      <text:p text:style-name="P31">IF WS-H-R-CURRENT &gt; 0 THEN</text:p>
      <text:p text:style-name="P31">PERFORM DISPLAY-MODIFY-HERO</text:p>
      <text:p text:style-name="P31">ELSE</text:p>
      <text:p text:style-name="P31">SET WS-MISSING-STEPS-OPTION TO TRUE</text:p>
      <text:p text:style-name="P31">END-IF</text:p>
      <text:p text:style-name="P31">WHEN WS-MM-OP-PLAY</text:p>
      <text:p text:style-name="P31">IF WS-H-R-CURRENT &gt; 0 THEN</text:p>
      <text:p text:style-name="P31">PERFORM PLAY</text:p>
      <text:p text:style-name="P31">ELSE</text:p>
      <text:p text:style-name="P31">SET WS-MISSING-STEPS-OPTION TO TRUE</text:p>
      <text:p text:style-name="P31">END-IF</text:p>
      <text:p text:style-name="P31">WHEN WS-MM-OP-EXIT</text:p>
      <text:p text:style-name="P31">PERFORM EXIT-GAME</text:p>
      <text:p text:style-name="P31">WHEN OTHER</text:p>
      <text:p text:style-name="P31">SET WS-INVALID-OPTION TO TRUE</text:p>
      <text:p text:style-name="P31">END-EVALUATE</text:p>
      <text:p text:style-name="P31">DISPLAY SS-CLEAR-SCREEN.</text:p>
      <text:p text:style-name="P31">******************************************************************</text:p>
      <text:p text:style-name="P31">SET-MAIN-MENU-ERROR.</text:p>
      <text:p text:style-name="P31">MOVE WS-VALID-OPTION TO WS-MM-ERROR.</text:p>
      <text:p text:style-name="P31">******************************************************************</text:p>
      <text:p text:style-name="P31">DISPLAY-SELECT-HERO.</text:p>
      <text:p text:style-name="P31">SET WS-RESET-VALID-OPTION TO TRUE.</text:p>
      <text:p text:style-name="P31">PERFORM DISPLAY-HEROES-MENU UNTIL WS-H-OP-EXIT OR</text:p>
      <text:p text:style-name="P31">(1 &lt;= WS-H-OPTION AND WS-H-OPTION &lt;= WS-H-R-LENGTH)</text:p>
      <text:p text:style-name="P31">IF NOT WS-H-OP-EXIT THEN</text:p>
      <text:p text:style-name="P31">MOVE WS-H-OPTION TO WS-H-R-CURRENT</text:p>
      <text:p text:style-name="P31">END-IF</text:p>
      <text:p text:style-name="P31">SET WS-H-OP-CONTINUE TO TRUE.</text:p>
      <text:p text:style-name="P31">SET WS-RESET-VALID-OPTION TO TRUE.</text:p>
      <text:p text:style-name="P31">******************************************************************</text:p>
      <text:p text:style-name="P31">DISPLAY--WS-HEROES-R.</text:p>
      <text:p text:style-name="P31">IF WS-H-R-INDEX = WS-H-R-CURRENT THEN</text:p>
      <text:p text:style-name="P31">MOVE "*" TO WS-HMC-SELECTED</text:p>
      <text:p text:style-name="P31">ELSE</text:p>
      <text:p text:style-name="P31">MOVE SPACE TO WS-HMC-SELECTED</text:p>
      <text:p text:style-name="P31">END-IF</text:p>
      <text:p text:style-name="P23"><text:soft-page-break/></text:p>
      <text:p text:style-name="P31">MOVE WS-H-R-INDEX TO WS-HMC-INDEX</text:p>
      <text:p text:style-name="P31">MOVE WS-H-R-ID(WS-H-R-INDEX) TO WS-HMC-ID</text:p>
      <text:p text:style-name="P31">MOVE WS-H-R-STRENGTH(WS-H-R-INDEX) TO WS-HMC-STRENGTH</text:p>
      <text:p text:style-name="P31">MOVE WS-H-R-AGILITY(WS-H-R-INDEX) TO WS-HMC-AGILITY</text:p>
      <text:p text:style-name="P31">MOVE WS-H-R-LEVEL(WS-H-R-INDEX) TO WS-HMC-LEVEL</text:p>
      <text:p text:style-name="P31">MOVE WS-H-R-HP(WS-H-R-INDEX) TO WS-HMC-HP</text:p>
      <text:p text:style-name="P23"/>
      <text:p text:style-name="P31">MOVE WS-H-R-PROFESSION(WS-H-R-INDEX)</text:p>
      <text:p text:style-name="P31">TO WS-HERO-PROFESSION</text:p>
      <text:p text:style-name="P23"/>
      <text:p text:style-name="P31">EVALUATE TRUE</text:p>
      <text:p text:style-name="P31">WHEN WS-H-P-GUERRERO</text:p>
      <text:p text:style-name="P31">MOVE "GUERRERO" TO WS-HMC-PROFESSION</text:p>
      <text:p text:style-name="P31">WHEN WS-H-P-ARQUERO</text:p>
      <text:p text:style-name="P31">MOVE "ARQUERO " TO WS-HMC-PROFESSION</text:p>
      <text:p text:style-name="P31">WHEN WS-H-P-MAGO</text:p>
      <text:p text:style-name="P31">MOVE " MAGO " TO WS-HMC-PROFESSION</text:p>
      <text:p text:style-name="P31">END-EVALUATE</text:p>
      <text:p text:style-name="P23"/>
      <text:p text:style-name="P31">ADD 1 TO WS-AUX-NUMBER.</text:p>
      <text:p text:style-name="P31">DISPLAY WS-HEROES-MENU-CONTENT</text:p>
      <text:p text:style-name="P31">LINE WS-AUX-NUMBER COL 1.</text:p>
      <text:p text:style-name="P31">******************************************************************</text:p>
      <text:p text:style-name="P31">DISPLAY-HEROES-MENU.</text:p>
      <text:p text:style-name="P31">PERFORM SET-LIST-HEROES-MENU-TO-ERROR.</text:p>
      <text:p text:style-name="P31">PERFORM DISPLAY-HEROES-MENU-TITLE.</text:p>
      <text:p text:style-name="P31">PERFORM DISPLAY-HEROES-MENU-CONTENT.</text:p>
      <text:p text:style-name="P31">PERFORM DISPLAY-HEROES-MENU-FOOTER.</text:p>
      <text:p text:style-name="P31">ACCEPT WS-H-OPTION LINE WS-ICSP-1-LINE COL WS-ICSP-1-COL.</text:p>
      <text:p text:style-name="P23"/>
      <text:p text:style-name="P31">IF NOT (1 &lt;= WS-H-OPTION AND WS-H-OPTION &lt;= WS-H-R-LENGTH)</text:p>
      <text:p text:style-name="P31">THEN</text:p>
      <text:p text:style-name="P31">SET WS-INVALID-OPTION TO TRUE</text:p>
      <text:p text:style-name="P31">ELSE</text:p>
      <text:p text:style-name="P31">SET WS-RESET-VALID-OPTION TO TRUE</text:p>
      <text:p text:style-name="P31">END-IF</text:p>
      <text:p text:style-name="P31">DISPLAY SS-CLEAR-SCREEN.</text:p>
      <text:p text:style-name="P31"><text:soft-page-break/>******************************************************************</text:p>
      <text:p text:style-name="P31">DISPLAY-HEROES-MENU-TITLE.</text:p>
      <text:p text:style-name="P31">DISPLAY WS-HEROES-MENU-TITLE LINE 1 COL 1.</text:p>
      <text:p text:style-name="P31">******************************************************************</text:p>
      <text:p text:style-name="P31">DISPLAY-HEROES-MENU-CONTENT.</text:p>
      <text:p text:style-name="P31">MOVE WS-HEROES-MENU-TITLE-SHIFT TO WS-AUX-NUMBER.</text:p>
      <text:p text:style-name="P31">ADD WS-HEROES-MENU-CONTENT-SHIFT TO WS-AUX-NUMBER.</text:p>
      <text:p text:style-name="P23"/>
      <text:p text:style-name="P31">PERFORM DISPLAY--WS-HEROES-R VARYING WS-H-R-INDEX</text:p>
      <text:p text:style-name="P31">FROM 1 BY 1 UNTIL WS-H-R-INDEX &gt; WS-H-R-LENGTH.</text:p>
      <text:p text:style-name="P31">******************************************************************</text:p>
      <text:p text:style-name="P31">DISPLAY-HEROES-MENU-FOOTER.</text:p>
      <text:p text:style-name="P31">COMPUTE WS-AUX-NUMBER = WS-HEROES-MENU-TITLE-SHIFT</text:p>
      <text:p text:style-name="P31">+ WS-HEROES-MENU-CONTENT-SHIFT + WS-H-R-LENGTH + 1.</text:p>
      <text:p text:style-name="P31">DISPLAY WS-HEROES-MENU-FOOTER</text:p>
      <text:p text:style-name="P31">LINE WS-AUX-NUMBER COL 1.</text:p>
      <text:p text:style-name="P31">******************************************************************</text:p>
      <text:p text:style-name="P31">SET-LIST-HEROES-MENU-TO-ERROR.</text:p>
      <text:p text:style-name="P31">MOVE WS-VALID-OPTION TO WS-HM-ERROR.</text:p>
      <text:p text:style-name="P31">******************************************************************</text:p>
      <text:p text:style-name="P31">DISPLAY-MODIFY-HERO.</text:p>
      <text:p text:style-name="P31">SET WS-MHM-OP-CONTINUE TO TRUE</text:p>
      <text:p text:style-name="P31">SET WS-RESET-VALID-OPTION TO TRUE</text:p>
      <text:p text:style-name="P31">PERFORM DISPLAY-MOD-HEROES-MENU UNTIL WS-MHM-OP-EXIT</text:p>
      <text:p text:style-name="P31">SET WS-RESET-VALID-OPTION TO TRUE.</text:p>
      <text:p text:style-name="P31">******************************************************************</text:p>
      <text:p text:style-name="P31">PLAY.</text:p>
      <text:p text:style-name="P31">PERFORM INIT--WS-MONSTERS-R--CONTENT</text:p>
      <text:p text:style-name="P31">IF WS-H-R-CURRENT &gt; 0 THEN</text:p>
      <text:p text:style-name="P31">IF WS-M-R-LENGTH &gt; 0 THEN</text:p>
      <text:p text:style-name="P31">MOVE 1 TO WS-M-R-CURRENT</text:p>
      <text:p text:style-name="P31">PERFORM UNTIL</text:p>
      <text:p text:style-name="P31">NOT (WS-H-R-HP(WS-H-R-CURRENT) &gt; 0</text:p>
      <text:p text:style-name="P31">AND WS-M-R-CURRENT &lt;= WS-M-R-LENGTH)</text:p>
      <text:p text:style-name="P31">DISPLAY SS-CLEAR-SCREEN</text:p>
      <text:p text:style-name="P31">PERFORM FIGHT-MONSTER</text:p>
      <text:p text:style-name="P31">ADD 1 TO WS-M-R-CURRENT</text:p>
      <text:p text:style-name="P31">END-PERFORM</text:p>
      <text:p text:style-name="P23"/>
      <text:p text:style-name="P31"><text:soft-page-break/>IF WS-H-R-HP(WS-H-R-CURRENT) &gt; 0 THEN</text:p>
      <text:p text:style-name="P31">PERFORM WIN</text:p>
      <text:p text:style-name="P31">ELSE</text:p>
      <text:p text:style-name="P31">PERFORM LOSE</text:p>
      <text:p text:style-name="P31">END-IF</text:p>
      <text:p text:style-name="P31">ELSE</text:p>
      <text:p text:style-name="P31">DISPLAY</text:p>
      <text:p text:style-name="P31">"No quedan mas monstruos contra los que luchar"</text:p>
      <text:p text:style-name="P31">LINE 22 COL 1</text:p>
      <text:p text:style-name="P23"/>
      <text:p text:style-name="P31">PERFORM PRESS-KEY-TO-CONTINUE</text:p>
      <text:p text:style-name="P31">END-IF</text:p>
      <text:p text:style-name="P31">ELSE</text:p>
      <text:p text:style-name="P31">DISPLAY "Debes de seleccionar un heroe primero!"</text:p>
      <text:p text:style-name="P31">LINE 22 COL 1</text:p>
      <text:p text:style-name="P23"/>
      <text:p text:style-name="P31">PERFORM PRESS-KEY-TO-CONTINUE</text:p>
      <text:p text:style-name="P31">END-IF.</text:p>
      <text:p text:style-name="P31">******************************************************************</text:p>
      <text:p text:style-name="P31">FIGHT-MONSTER.</text:p>
      <text:p text:style-name="P31">PERFORM UNTIL WS-H-R-HP(WS-H-R-CURRENT) = 0</text:p>
      <text:p text:style-name="P31">OR WS-M-R-HP(WS-M-R-CURRENT) = 0</text:p>
      <text:p text:style-name="P31">DISPLAY "LUCHA POR TU VIDA !!"</text:p>
      <text:p text:style-name="P31">LINE 1 COL 1</text:p>
      <text:p text:style-name="P31">DISPLAY "--------------------"</text:p>
      <text:p text:style-name="P31">LINE 2 COL 1</text:p>
      <text:p text:style-name="P31">DISPLAY "LUCHAS CONTRA EL MONSTRUO CON ID: "</text:p>
      <text:p text:style-name="P31">LINE 4 COL 1</text:p>
      <text:p text:style-name="P31">DISPLAY WS-M-R-PROFESSION(WS-M-R-CURRENT)</text:p>
      <text:p text:style-name="P31">LINE 4 COL 35</text:p>
      <text:p text:style-name="P31">DISPLAY ", CON FUERZA: "</text:p>
      <text:p text:style-name="P31">LINE 4 COL 37</text:p>
      <text:p text:style-name="P31">DISPLAY WS-M-R-STRENGTH(WS-M-R-CURRENT)</text:p>
      <text:p text:style-name="P31">LINE 4 COL 51</text:p>
      <text:p text:style-name="P31">DISPLAY "TIENES HP: "</text:p>
      <text:p text:style-name="P31">LINE 5 COL 1</text:p>
      <text:p text:style-name="P31">DISPLAY WS-H-R-HP(WS-H-R-CURRENT)</text:p>
      <text:p text:style-name="P31">LINE 5 COL 12</text:p>
      <text:p text:style-name="P31">DISPLAY ", CON FUERZA: "</text:p>
      <text:p text:style-name="P31"><text:soft-page-break/>LINE 5 COL 14</text:p>
      <text:p text:style-name="P31">DISPLAY WS-H-R-STRENGTH(WS-H-R-CURRENT)</text:p>
      <text:p text:style-name="P31">LINE 5 COL 28</text:p>
      <text:p text:style-name="P23"/>
      <text:p text:style-name="P31">IF WS-H-R-STRENGTH(WS-H-R-CURRENT)</text:p>
      <text:p text:style-name="P31">&gt; WS-M-R-STRENGTH(WS-M-R-CURRENT) THEN</text:p>
      <text:p text:style-name="P31">COMPUTE WS-AUX-NUMBER =</text:p>
      <text:p text:style-name="P31">WS-M-R-HP(WS-M-R-CURRENT)</text:p>
      <text:p text:style-name="P31">- WS-H-R-STRENGTH(WS-H-R-CURRENT)</text:p>
      <text:p text:style-name="P31">IF WS-AUX-NUMBER &lt; 0 THEN</text:p>
      <text:p text:style-name="P31">MOVE 0 TO WS-M-R-HP(WS-M-R-CURRENT)</text:p>
      <text:p text:style-name="P31">ELSE</text:p>
      <text:p text:style-name="P31">MOVE WS-AUX-NUMBER TO WS-M-R-HP(WS-M-R-CURRENT)</text:p>
      <text:p text:style-name="P31">END-IF</text:p>
      <text:p text:style-name="P23"/>
      <text:p text:style-name="P31">DISPLAY "HAS HERIDO AL MONSTRUO, TIENE HP: "</text:p>
      <text:p text:style-name="P31">LINE 6 COL 1</text:p>
      <text:p text:style-name="P31">DISPLAY WS-M-R-HP(WS-M-R-CURRENT)</text:p>
      <text:p text:style-name="P31">LINE 6 COL 35</text:p>
      <text:p text:style-name="P31">ELSE</text:p>
      <text:p text:style-name="P31">COMPUTE WS-AUX-NUMBER =</text:p>
      <text:p text:style-name="P31">WS-H-R-HP(WS-H-R-CURRENT)</text:p>
      <text:p text:style-name="P31">- WS-M-R-STRENGTH(WS-M-R-CURRENT)</text:p>
      <text:p text:style-name="P31">IF WS-AUX-NUMBER &lt; 0 THEN</text:p>
      <text:p text:style-name="P31">MOVE 0 TO WS-H-R-HP(WS-H-R-CURRENT)</text:p>
      <text:p text:style-name="P31">ELSE</text:p>
      <text:p text:style-name="P31">MOVE WS-AUX-NUMBER TO WS-H-R-HP(WS-H-R-CURRENT)</text:p>
      <text:p text:style-name="P31">END-IF</text:p>
      <text:p text:style-name="P23"/>
      <text:p text:style-name="P31">DISPLAY "TE HA HERIDO EL MONSTRUO, TIENES HP: "</text:p>
      <text:p text:style-name="P31">LINE 6 COL 1</text:p>
      <text:p text:style-name="P31">DISPLAY WS-H-R-HP(WS-H-R-CURRENT)</text:p>
      <text:p text:style-name="P31">LINE 6 COL 38</text:p>
      <text:p text:style-name="P31">END-IF</text:p>
      <text:p text:style-name="P31">PERFORM FIGHT-MONSTER-ANIMATION</text:p>
      <text:p text:style-name="P31">END-PERFORM.</text:p>
      <text:p text:style-name="P31">******************************************************************</text:p>
      <text:p text:style-name="P31">EXIT-GAME.</text:p>
      <text:p text:style-name="P31"><text:soft-page-break/>PERFORM DISPLAY-CREDITS-MOVE.</text:p>
      <text:p text:style-name="P31">* == [DISPLAY-MAIN-MENU] =====================================END=</text:p>
      <text:p text:style-name="P23"/>
      <text:p text:style-name="P31">******************************************************************</text:p>
      <text:p text:style-name="P31">* == [INIT--WS-HEROES-R--CONTENT] ==========================BEGIN=</text:p>
      <text:p text:style-name="P31">INIT--WS-HEROES-R--CONTENT.</text:p>
      <text:p text:style-name="P31">OPEN INPUT HEROES-FILE.</text:p>
      <text:p text:style-name="P31">IF NOT WS-H-FS-OK THEN</text:p>
      <text:p text:style-name="P31">PERFORM ERROR-OPENING-HEROES</text:p>
      <text:p text:style-name="P31">ELSE</text:p>
      <text:p text:style-name="P31">PERFORM SET--WS-HEROES-R--CONTENT</text:p>
      <text:p text:style-name="P31">CLOSE HEROES-FILE</text:p>
      <text:p text:style-name="P31">END-IF.</text:p>
      <text:p text:style-name="P31">******************************************************************</text:p>
      <text:p text:style-name="P31">SET--WS-HEROES-R--CONTENT.</text:p>
      <text:p text:style-name="P31">MOVE 0 TO WS-H-R-LENGTH.</text:p>
      <text:p text:style-name="P31">PERFORM READ-FILE-HEROES VARYING WS-H-R-INDEX FROM 1 BY 1</text:p>
      <text:p text:style-name="P31">UNTIL WS-H-FS-EOF OR WS-H-R-INDEX &gt; WS-MAX-HEROES.</text:p>
      <text:p text:style-name="P31">******************************************************************</text:p>
      <text:p text:style-name="P31">READ-FILE-HEROES.</text:p>
      <text:p text:style-name="P31">READ HEROES-FILE INTO WS-HEROES-R(WS-H-R-INDEX)</text:p>
      <text:p text:style-name="P31">AT END</text:p>
      <text:p text:style-name="P31">SET WS-H-FS-EOF TO TRUE</text:p>
      <text:p text:style-name="P31">NOT AT END</text:p>
      <text:p text:style-name="P31">ADD 1 TO WS-H-R-LENGTH</text:p>
      <text:p text:style-name="P31">END-READ.</text:p>
      <text:p text:style-name="P31">******************************************************************</text:p>
      <text:p text:style-name="P31">ERROR-OPENING-HEROES.</text:p>
      <text:p text:style-name="P31">DISPLAY "["WS-GAME-NAME"] Fichero HEROES no disponible.".</text:p>
      <text:p text:style-name="P31">* == [INIT--WS-HEROES-R--CONTENT] ============================END=</text:p>
      <text:p text:style-name="P23"/>
      <text:p text:style-name="P31">******************************************************************</text:p>
      <text:p text:style-name="P31">* == [INIT--WS-MONSTERS-R--CONTENT] ========================BEGIN=</text:p>
      <text:p text:style-name="P31">INIT--WS-MONSTERS-R--CONTENT.</text:p>
      <text:p text:style-name="P31">OPEN INPUT MONSTERS-FILE.</text:p>
      <text:p text:style-name="P31">IF NOT WS-M-FS-OK THEN</text:p>
      <text:p text:style-name="P31">PERFORM ERROR-OPENING-MONSTERS</text:p>
      <text:p text:style-name="P31">ELSE</text:p>
      <text:p text:style-name="P31">PERFORM SET--WS-MONSTERS-R--CONTENT</text:p>
      <text:p text:style-name="P31"><text:soft-page-break/>CLOSE MONSTERS-FILE</text:p>
      <text:p text:style-name="P31">END-IF.</text:p>
      <text:p text:style-name="P31">******************************************************************</text:p>
      <text:p text:style-name="P31">SET--WS-MONSTERS-R--CONTENT.</text:p>
      <text:p text:style-name="P31">MOVE 0 TO WS-M-R-LENGTH.</text:p>
      <text:p text:style-name="P31">PERFORM READ-FILE-MONSTERS VARYING WS-M-R-INDEX FROM 1 BY 1</text:p>
      <text:p text:style-name="P31">UNTIL WS-M-FS-EOF OR WS-M-R-INDEX &gt; WS-MAX-MONSTERS.</text:p>
      <text:p text:style-name="P31">******************************************************************</text:p>
      <text:p text:style-name="P31">READ-FILE-MONSTERS.</text:p>
      <text:p text:style-name="P31">READ MONSTERS-FILE INTO WS-MONSTERS-R(WS-M-R-INDEX)</text:p>
      <text:p text:style-name="P31">AT END</text:p>
      <text:p text:style-name="P31">SET WS-M-FS-EOF TO TRUE</text:p>
      <text:p text:style-name="P31">NOT AT END</text:p>
      <text:p text:style-name="P31">ADD 1 TO WS-M-R-LENGTH</text:p>
      <text:p text:style-name="P31">END-READ.</text:p>
      <text:p text:style-name="P31">******************************************************************</text:p>
      <text:p text:style-name="P31">ERROR-OPENING-MONSTERS.</text:p>
      <text:p text:style-name="P31">DISPLAY "["WS-GAME-NAME"] Fichero MONSTERS no disponible.".</text:p>
      <text:p text:style-name="P31">* == [INIT--WS-MONSTERS-R--CONTENT] ==========================END=</text:p>
      <text:p text:style-name="P23"/>
      <text:p text:style-name="P31">******************************************************************</text:p>
      <text:p text:style-name="P31">DISPLAY-MOD-HEROES-MENU.</text:p>
      <text:p text:style-name="P31">MOVE WS-H-R-STRENGTH((WS-H-R-CURRENT)) TO WS-MHM-C-STRENGTH.</text:p>
      <text:p text:style-name="P31">MOVE WS-H-R-AGILITY(WS-H-R-CURRENT) TO WS-MHM-C-AGILITY.</text:p>
      <text:p text:style-name="P31">MOVE WS-H-R-LEVEL(WS-H-R-CURRENT) TO WS-MHM-C-LEVEL.</text:p>
      <text:p text:style-name="P31">MOVE WS-H-R-HP(WS-H-R-CURRENT) TO WS-MHM-C-HP.</text:p>
      <text:p text:style-name="P23"/>
      <text:p text:style-name="P31">PERFORM SET-MENU-ERROR.</text:p>
      <text:p text:style-name="P31">DISPLAY WS-MHM-TITLE LINE 1 COL 1.</text:p>
      <text:p text:style-name="P23"/>
      <text:p text:style-name="P31">COMPUTE WS-AUX-NUMBER = WS-MHM-TITLE-SHIFT.</text:p>
      <text:p text:style-name="P31">DISPLAY WS-MHM-CONTENT LINE WS-AUX-NUMBER COL 1.</text:p>
      <text:p text:style-name="P23"/>
      <text:p text:style-name="P31">COMPUTE WS-AUX-NUMBER = WS-MHM-TITLE-SHIFT + 4.</text:p>
      <text:p text:style-name="P31">DISPLAY WS-MHM-FOOTER LINE WS-AUX-NUMBER COL 1.</text:p>
      <text:p text:style-name="P23"/>
      <text:p text:style-name="P31">SET WS-RESET-VALID-OPTION TO TRUE</text:p>
      <text:p text:style-name="P31">ACCEPT WS-MHM-OPTION LINE WS-ICSP-1-LINE COL WS-ICSP-1-COL.</text:p>
      <text:p text:style-name="P23"><text:soft-page-break/></text:p>
      <text:p text:style-name="P31">DISPLAY SS-CLEAR-SCREEN.</text:p>
      <text:p text:style-name="P23"/>
      <text:p text:style-name="P31">EVALUATE TRUE</text:p>
      <text:p text:style-name="P31">WHEN WS-MHM-OP-STRENGTH</text:p>
      <text:p text:style-name="P31">MOVE WS-H-R-STRENGTH(WS-H-R-CURRENT)</text:p>
      <text:p text:style-name="P31">TO WS-MHM-SEL-TIT-NEWVALUE</text:p>
      <text:p text:style-name="P23"/>
      <text:p text:style-name="P31">MOVE "Fuerza" TO WS-MHM-SEL-TIT-MODIFYING</text:p>
      <text:p text:style-name="P31">DISPLAY WS-MHM-SELECTION-TITLE LINE 1 COL 1</text:p>
      <text:p text:style-name="P23"/>
      <text:p text:style-name="P31">ACCEPT WS-H-R-STRENGTH(WS-H-R-CURRENT)</text:p>
      <text:p text:style-name="P31">LINE WS-ICSP-2-LINE COL WS-ICSP-2-COL</text:p>
      <text:p text:style-name="P31">WHEN WS-MHM-OP-AGILITY</text:p>
      <text:p text:style-name="P31">MOVE WS-H-R-AGILITY(WS-H-R-CURRENT)</text:p>
      <text:p text:style-name="P31">TO WS-MHM-SEL-TIT-NEWVALUE</text:p>
      <text:p text:style-name="P23"/>
      <text:p text:style-name="P31">MOVE "Agilidad" TO WS-MHM-SEL-TIT-MODIFYING</text:p>
      <text:p text:style-name="P31">DISPLAY WS-MHM-SELECTION-TITLE LINE 1 COL 1</text:p>
      <text:p text:style-name="P23"/>
      <text:p text:style-name="P31">ACCEPT WS-H-R-AGILITY(WS-H-R-CURRENT)</text:p>
      <text:p text:style-name="P31">LINE WS-ICSP-2-LINE COL WS-ICSP-2-COL</text:p>
      <text:p text:style-name="P31">WHEN WS-MHM-OP-LEVEL</text:p>
      <text:p text:style-name="P31">MOVE WS-H-R-LEVEL(WS-H-R-CURRENT)</text:p>
      <text:p text:style-name="P31">TO WS-MHM-SEL-TIT-NEWVALUE</text:p>
      <text:p text:style-name="P23"/>
      <text:p text:style-name="P31">MOVE "Nivel" TO WS-MHM-SEL-TIT-MODIFYING</text:p>
      <text:p text:style-name="P31">DISPLAY WS-MHM-SELECTION-TITLE LINE 1 COL 1</text:p>
      <text:p text:style-name="P23"/>
      <text:p text:style-name="P31">ACCEPT WS-H-R-LEVEL(WS-H-R-CURRENT)</text:p>
      <text:p text:style-name="P31">LINE WS-ICSP-2-LINE COL WS-ICSP-2-COL</text:p>
      <text:p text:style-name="P31">WHEN WS-MHM-OP-HP</text:p>
      <text:p text:style-name="P31">MOVE WS-H-R-HP(WS-H-R-CURRENT)</text:p>
      <text:p text:style-name="P31">TO WS-MHM-SEL-TIT-NEWVALUE</text:p>
      <text:p text:style-name="P23"/>
      <text:p text:style-name="P31">MOVE "Puntos Vida" TO WS-MHM-SEL-TIT-MODIFYING</text:p>
      <text:p text:style-name="P31"><text:soft-page-break/>DISPLAY WS-MHM-SELECTION-TITLE LINE 1 COL 1</text:p>
      <text:p text:style-name="P23"/>
      <text:p text:style-name="P31">ACCEPT WS-H-R-HP(WS-H-R-CURRENT)</text:p>
      <text:p text:style-name="P31">LINE WS-ICSP-2-LINE COL WS-ICSP-2-COL</text:p>
      <text:p text:style-name="P31">WHEN OTHER</text:p>
      <text:p text:style-name="P31">SET WS-INVALID-OPTION TO TRUE</text:p>
      <text:p text:style-name="P31">END-EVALUATE</text:p>
      <text:p text:style-name="P31">DISPLAY SS-CLEAR-SCREEN.</text:p>
      <text:p text:style-name="P31">******************************************************************</text:p>
      <text:p text:style-name="P31">SET-MENU-ERROR.</text:p>
      <text:p text:style-name="P31">MOVE WS-VALID-OPTION TO WS-MHM-ERROR.</text:p>
      <text:p text:style-name="P31">*****************************************************************</text:p>
      <text:p text:style-name="P31">PAUSE.</text:p>
      <text:p text:style-name="P31">ACCEPT WS-PM-NOW-1-DATE FROM DATE.</text:p>
      <text:p text:style-name="P31">ACCEPT WS-PM-NOW-1-TIME FROM TIME.</text:p>
      <text:p text:style-name="P31">MOVE 0 TO WS-PM-WRK-ONE-DAY.</text:p>
      <text:p text:style-name="P31">PERFORM UNTIL WS-PM-DELTA-TIME &gt; 00000050</text:p>
      <text:p text:style-name="P31">ACCEPT WS-PM-NOW-2-DATE FROM DATE</text:p>
      <text:p text:style-name="P31">IF WS-PM-NOW-2-DATE &gt; WS-PM-NOW-1-DATE</text:p>
      <text:p text:style-name="P31">MOVE 24000000 TO WS-PM-WRK-ONE-DAY</text:p>
      <text:p text:style-name="P31">END-IF</text:p>
      <text:p text:style-name="P31">ACCEPT WS-PM-NOW-2-TIME FROM TIME</text:p>
      <text:p text:style-name="P31">COMPUTE WS-PM-DELTA-TIME = (WS-PM-NOW-2-TIME +</text:p>
      <text:p text:style-name="P31">WS-PM-WRK-ONE-DAY - WS-PM-NOW-1-TIME)</text:p>
      <text:p text:style-name="P31">END-PERFORM.</text:p>
      <text:p text:style-name="P31">PERFORM RESETEAR.</text:p>
      <text:p text:style-name="P31">******************************************************************</text:p>
      <text:p text:style-name="P31">RESETEAR.</text:p>
      <text:p text:style-name="P31">MOVE 0 TO WS-PM-DELTA-TIME.</text:p>
      <text:p text:style-name="P31">******************************************************************</text:p>
      <text:p text:style-name="P31">INI--WS-IMG-FIGHT.</text:p>
      <text:p text:style-name="P31">* TODO : Read from file</text:p>
      <text:p text:style-name="P31">MOVE " " TO WS-IMG-FIGHT-M(01).</text:p>
      <text:p text:style-name="P31">MOVE " /-/--\ " TO WS-IMG-FIGHT-M(02).</text:p>
      <text:p text:style-name="P31">MOVE " (@~@) )/\ " TO WS-IMG-FIGHT-M(03).</text:p>
      <text:p text:style-name="P31">MOVE " ___/-- \ | " TO WS-IMG-FIGHT-M(04).</text:p>
      <text:p text:style-name="P31">MOVE " (oo)__ _ )_/ " TO WS-IMG-FIGHT-M(05).</text:p>
      <text:p text:style-name="P31">MOVE " ^^___/ \ " TO WS-IMG-FIGHT-M(06).</text:p>
      <text:p text:style-name="P31">MOVE " \ |/-\ " TO WS-IMG-FIGHT-M(07).</text:p>
      <text:p text:style-name="P31"><text:soft-page-break/>MOVE " ( ) | " TO WS-IMG-FIGHT-M(08).</text:p>
      <text:p text:style-name="P31">MOVE " | \_/ " TO WS-IMG-FIGHT-M(09).</text:p>
      <text:p text:style-name="P23"/>
      <text:p text:style-name="P31">MOVE " _____ _____ " TO WS-IMG-FIGHT-S(01).</text:p>
      <text:p text:style-name="P31">MOVE " / \ / \ " TO WS-IMG-FIGHT-S(02).</text:p>
      <text:p text:style-name="P31">MOVE " , | ' | " TO WS-IMG-FIGHT-S(03).</text:p>
      <text:p text:style-name="P31">MOVE " I __L________ L__ " TO WS-IMG-FIGHT-S(04).</text:p>
      <text:p text:style-name="P31">MOVE "O====IE__________/ ./___&gt;" TO WS-IMG-FIGHT-S(05).</text:p>
      <text:p text:style-name="P31">MOVE " I \. ./ " TO WS-IMG-FIGHT-S(06).</text:p>
      <text:p text:style-name="P31">MOVE " ` \. ./ " TO WS-IMG-FIGHT-S(07).</text:p>
      <text:p text:style-name="P31">MOVE " \ / " TO WS-IMG-FIGHT-S(08).</text:p>
      <text:p text:style-name="P31">MOVE " ' " TO WS-IMG-FIGHT-S(09).</text:p>
      <text:p text:style-name="P31">******************************************************************</text:p>
      <text:p text:style-name="P31">FIGHT-MONSTER-ANIMATION.</text:p>
      <text:p text:style-name="P31">PERFORM WS-MAX-ANIMATION-CYCLES TIMES</text:p>
      <text:p text:style-name="P31">MOVE WS-INI-IMG-LINE TO WS-IMG-FIGHT-LINE-I</text:p>
      <text:p text:style-name="P31">MOVE 1 TO WS-IMG-FIGHT-PHOTOGRAM</text:p>
      <text:p text:style-name="P31">PERFORM WS-MAX-IMG-FIGHT-LENGTH TIMES</text:p>
      <text:p text:style-name="P31">DISPLAY WS-IMG-FIGHT-M(WS-IMG-FIGHT-PHOTOGRAM)</text:p>
      <text:p text:style-name="P31">AT LINE WS-IMG-FIGHT-LINE-I COL 10</text:p>
      <text:p text:style-name="P31">ADD 1 TO WS-IMG-FIGHT-PHOTOGRAM</text:p>
      <text:p text:style-name="P31">ADD 1 TO WS-IMG-FIGHT-LINE-I</text:p>
      <text:p text:style-name="P31">END-PERFORM</text:p>
      <text:p text:style-name="P31">PERFORM PAUSE</text:p>
      <text:p text:style-name="P23"/>
      <text:p text:style-name="P31">MOVE WS-INI-IMG-LINE TO WS-IMG-FIGHT-LINE-I</text:p>
      <text:p text:style-name="P31">MOVE 1 TO WS-IMG-FIGHT-PHOTOGRAM</text:p>
      <text:p text:style-name="P31">PERFORM WS-MAX-IMG-FIGHT-LENGTH TIMES</text:p>
      <text:p text:style-name="P31">DISPLAY WS-IMG-FIGHT-S(WS-IMG-FIGHT-PHOTOGRAM)</text:p>
      <text:p text:style-name="P31">AT LINE WS-IMG-FIGHT-LINE-I COL 10</text:p>
      <text:p text:style-name="P31">ADD 1 TO WS-IMG-FIGHT-PHOTOGRAM</text:p>
      <text:p text:style-name="P31">ADD 1 TO WS-IMG-FIGHT-LINE-I</text:p>
      <text:p text:style-name="P31">END-PERFORM</text:p>
      <text:p text:style-name="P31">PERFORM PAUSE</text:p>
      <text:p text:style-name="P31">END-PERFORM.</text:p>
      <text:p text:style-name="P31">******************************************************************</text:p>
      <text:p text:style-name="P31">PRESS-KEY-TO-CONTINUE.</text:p>
      <text:p text:style-name="P31">DISPLAY "Pulsa INTRO para continuar ... "</text:p>
      <text:p text:style-name="P31">LINE 25 COL 1.</text:p>
      <text:p text:style-name="P31"><text:soft-page-break/>ACCEPT WS-AUX-ALPHA</text:p>
      <text:p text:style-name="P31">LINE 25 COL 36.</text:p>
      <text:p text:style-name="P31">******************************************************************</text:p>
      <text:p text:style-name="P31">DISPLAY-INTRO.</text:p>
      <text:p text:style-name="P31">DISPLAY SS-TITLE-1.</text:p>
      <text:p text:style-name="P31">PERFORM PAUSE.</text:p>
      <text:p text:style-name="P31">DISPLAY SS-TITLE-2.</text:p>
      <text:p text:style-name="P31">PERFORM PAUSE.</text:p>
      <text:p text:style-name="P31">DISPLAY SS-TITLE-3.</text:p>
      <text:p text:style-name="P31">PERFORM PAUSE.</text:p>
      <text:p text:style-name="P31">DISPLAY SS-TITLE-4.</text:p>
      <text:p text:style-name="P31">ACCEPT SS-INTRO.</text:p>
      <text:p text:style-name="P31">DISPLAY SS-CLEAR-SCREEN.</text:p>
      <text:p text:style-name="P31">******************************************************************</text:p>
      <text:p text:style-name="P31">DISPLAY-CREDITS-MOVE.</text:p>
      <text:p text:style-name="P31">DISPLAY SS-CLEAR-SCREEN.</text:p>
      <text:p text:style-name="P31">PERFORM VARYING WS-C-POS FROM 1 BY 1</text:p>
      <text:p text:style-name="P31">UNTIL WS-C-POS &gt; WS-MAX-ARR</text:p>
      <text:p text:style-name="P31">MOVE WS-SCREEN-LINE-POS TO WS-C-SCREEN-LINE</text:p>
      <text:p text:style-name="P31">PERFORM VARYING WS-C-I FROM WS-C-POS BY 1</text:p>
      <text:p text:style-name="P31">UNTIL WS-C-I &gt; WS-MAX-ARR</text:p>
      <text:p text:style-name="P31">DISPLAY WS-C-ARR(WS-C-I) LINE WS-C-SCREEN-LINE COL 25</text:p>
      <text:p text:style-name="P31">ADD 1 TO WS-C-SCREEN-LINE</text:p>
      <text:p text:style-name="P31">END-PERFORM</text:p>
      <text:p text:style-name="P31">COMPUTE WS-C-FINAL-POS = WS-C-POS - 1</text:p>
      <text:p text:style-name="P31">PERFORM VARYING WS-C-I FROM 1 BY 1</text:p>
      <text:p text:style-name="P31">UNTIL WS-C-I &gt; WS-C-FINAL-POS</text:p>
      <text:p text:style-name="P31">DISPLAY " "</text:p>
      <text:p text:style-name="P31">LINE WS-C-SCREEN-LINE COL 25</text:p>
      <text:p text:style-name="P31">ADD 1 TO WS-C-SCREEN-LINE</text:p>
      <text:p text:style-name="P31">END-PERFORM</text:p>
      <text:p text:style-name="P31">PERFORM PAUSE</text:p>
      <text:p text:style-name="P31">END-PERFORM.</text:p>
      <text:p text:style-name="P31">******************************************************************</text:p>
      <text:p text:style-name="P31">WIN.</text:p>
      <text:p text:style-name="P31">DISPLAY SS-CLEAR-SCREEN.</text:p>
      <text:p text:style-name="P31">*****YOU</text:p>
      <text:p text:style-name="P31">DISPLAY</text:p>
      <text:p text:style-name="P31">"8b d8 ad8888ba 88 88"</text:p>
      <text:p text:style-name="P31">AT LINE 2 COL 10.</text:p>
      <text:p text:style-name="P31"><text:soft-page-break/>DISPLAY</text:p>
      <text:p text:style-name="P31">" Y8 8P d8b d8b 88 88"</text:p>
      <text:p text:style-name="P31">AT LINE 3 COL 10.</text:p>
      <text:p text:style-name="P31">DISPLAY</text:p>
      <text:p text:style-name="P31">" Y8 8P d8 8b 88 88"</text:p>
      <text:p text:style-name="P31">AT LINE 4 COL 10.</text:p>
      <text:p text:style-name="P31">DISPLAY</text:p>
      <text:p text:style-name="P31">" 8aaaa8 88 88 88 88"</text:p>
      <text:p text:style-name="P31">AT LINE 5 COL 10.</text:p>
      <text:p text:style-name="P31">DISPLAY</text:p>
      <text:p text:style-name="P31">" 88 88 88 88 88"</text:p>
      <text:p text:style-name="P31">AT LINE 6 COL 10.</text:p>
      <text:p text:style-name="P31">DISPLAY</text:p>
      <text:p text:style-name="P31">" 88 Y8 8P 88 88"</text:p>
      <text:p text:style-name="P31">AT LINE 7 COL 10.</text:p>
      <text:p text:style-name="P31">DISPLAY</text:p>
      <text:p text:style-name="P31">" 88 Y8a a8P Y8a a8P"</text:p>
      <text:p text:style-name="P31">AT LINE 8 COL 10.</text:p>
      <text:p text:style-name="P31">DISPLAY</text:p>
      <text:p text:style-name="P31">" 88 Y888888Y Y888888Y"</text:p>
      <text:p text:style-name="P31">AT LINE 9 COL 10.</text:p>
      <text:p text:style-name="P31">*****WIN!</text:p>
      <text:p text:style-name="P31">DISPLAY</text:p>
      <text:p text:style-name="P31">"I8 8 8I 88 888b 88 88"</text:p>
      <text:p text:style-name="P31">AT LINE 12 COL 13.</text:p>
      <text:p text:style-name="P31">DISPLAY</text:p>
      <text:p text:style-name="P31">" 8b d8b d8 88 8888b 88 88"</text:p>
      <text:p text:style-name="P31">AT LINE 13 COL 13.</text:p>
      <text:p text:style-name="P31">DISPLAY</text:p>
      <text:p text:style-name="P31">" 8 8 8 8 88 88 8b 88 88"</text:p>
      <text:p text:style-name="P31">AT LINE 14 COL 13.</text:p>
      <text:p text:style-name="P31">DISPLAY</text:p>
      <text:p text:style-name="P31">" Y8 8P Y8 8P 88 88 8b 88 88"</text:p>
      <text:p text:style-name="P31">AT LINE 15 COL 13.</text:p>
      <text:p text:style-name="P31">DISPLAY</text:p>
      <text:p text:style-name="P31">" 8b d8 8b d8 88 88 8b 88 88"</text:p>
      <text:p text:style-name="P31">AT LINE 16 COL 13.</text:p>
      <text:p text:style-name="P31">DISPLAY</text:p>
      <text:p text:style-name="P31">" 8a a8 8a a8 88 88 8b 88"</text:p>
      <text:p text:style-name="P31">AT LINE 17 COL 13.</text:p>
      <text:p text:style-name="P31"><text:soft-page-break/>DISPLAY</text:p>
      <text:p text:style-name="P31">" 8a8 8a8 88 88 8888 aa"</text:p>
      <text:p text:style-name="P31">AT LINE 18 COL 13.</text:p>
      <text:p text:style-name="P31">DISPLAY</text:p>
      <text:p text:style-name="P31">" 8 8 88 88 888 88"</text:p>
      <text:p text:style-name="P31">AT LINE 19 COL 13.</text:p>
      <text:p text:style-name="P31">DISPLAY "HAS GANADO!"</text:p>
      <text:p text:style-name="P31">AT LINE 22 COL 35.</text:p>
      <text:p text:style-name="P31">PERFORM PRESS-KEY-TO-CONTINUE.</text:p>
      <text:p text:style-name="P31">DISPLAY SS-CLEAR-SCREEN.</text:p>
      <text:p text:style-name="P31">******************************************************************</text:p>
      <text:p text:style-name="P31">LOSE.</text:p>
      <text:p text:style-name="P31">DISPLAY SS-CLEAR-SCREEN.</text:p>
      <text:p text:style-name="P31">*****GAME</text:p>
      <text:p text:style-name="P31">DISPLAY</text:p>
      <text:p text:style-name="P31">" ad8888ba db 88b d88 88888888888"</text:p>
      <text:p text:style-name="P31">AT LINE 2 COL 10.</text:p>
      <text:p text:style-name="P31">DISPLAY</text:p>
      <text:p text:style-name="P31">" d8 8b d88b 888b d888 88"</text:p>
      <text:p text:style-name="P31">AT LINE 3 COL 10.</text:p>
      <text:p text:style-name="P31">DISPLAY</text:p>
      <text:p text:style-name="P31">"d8 d8 8b 88 8b d8 88 88"</text:p>
      <text:p text:style-name="P31">AT LINE 4 COL 10.</text:p>
      <text:p text:style-name="P31">DISPLAY</text:p>
      <text:p text:style-name="P31">"88 d8 8b 88 8b d8 88 88aaaaa"</text:p>
      <text:p text:style-name="P31">AT LINE 5 COL 10.</text:p>
      <text:p text:style-name="P31">DISPLAY</text:p>
      <text:p text:style-name="P31">"88 88888 d8YaaaaY8b 88 8b d8 88 88"</text:p>
      <text:p text:style-name="P31">AT LINE 6 COL 10.</text:p>
      <text:p text:style-name="P31">DISPLAY</text:p>
      <text:p text:style-name="P31">"Y8 88 d8 8b 88 8b d8 88 88"</text:p>
      <text:p text:style-name="P31">AT LINE 7 COL 10.</text:p>
      <text:p text:style-name="P31">DISPLAY</text:p>
      <text:p text:style-name="P31">" Y8a a88 d8 8b 88 888 88 88"</text:p>
      <text:p text:style-name="P31">AT LINE 8 COL 10.</text:p>
      <text:p text:style-name="P31">DISPLAY</text:p>
      <text:p text:style-name="P31">" Y88888888P d8 8b 88 8 88 88888888888"</text:p>
      <text:p text:style-name="P31">AT LINE 9 COL 10.</text:p>
      <text:p text:style-name="P31">*****OVER</text:p>
      <text:p text:style-name="P31">DISPLAY</text:p>
      <text:p text:style-name="P31"><text:soft-page-break/>" ad8888ba 8b d8 88888888888 88888888ba"</text:p>
      <text:p text:style-name="P31">AT LINE 12 COL 13.</text:p>
      <text:p text:style-name="P31">DISPLAY</text:p>
      <text:p text:style-name="P31">" d8 8b 8b d8 88 88 8b"</text:p>
      <text:p text:style-name="P31">AT LINE 13 COL 13.</text:p>
      <text:p text:style-name="P31">DISPLAY</text:p>
      <text:p text:style-name="P31">"d8 8b 8b d8 88 88 8P"</text:p>
      <text:p text:style-name="P31">AT LINE 14 COL 13.</text:p>
      <text:p text:style-name="P31">DISPLAY</text:p>
      <text:p text:style-name="P31">"88 88 8b d8 88aaaaa 88aaaaaa8P"</text:p>
      <text:p text:style-name="P31">AT LINE 15 COL 13.</text:p>
      <text:p text:style-name="P31">DISPLAY</text:p>
      <text:p text:style-name="P31">"88 88 8b d8 88 88 88"</text:p>
      <text:p text:style-name="P31">AT LINE 16 COL 13.</text:p>
      <text:p text:style-name="P31">DISPLAY</text:p>
      <text:p text:style-name="P31">"Y8 8P 8b d8 88 88 8b"</text:p>
      <text:p text:style-name="P31">AT LINE 17 COL 13.</text:p>
      <text:p text:style-name="P31">DISPLAY</text:p>
      <text:p text:style-name="P31">" Y8a a8P 888 88 88 8b"</text:p>
      <text:p text:style-name="P31">AT LINE 18 COL 13.</text:p>
      <text:p text:style-name="P31">DISPLAY</text:p>
      <text:p text:style-name="P31">" Y8888888Y 8 88888888888 88 8b"</text:p>
      <text:p text:style-name="P31">AT LINE 19 COL 13.</text:p>
      <text:p text:style-name="P31">DISPLAY "HAS PERDIDO!"</text:p>
      <text:p text:style-name="P31">AT LINE 22 COL 35.</text:p>
      <text:p text:style-name="P31">PERFORM PRESS-KEY-TO-CONTINUE.</text:p>
      <text:p text:style-name="P31">DISPLAY SS-CLEAR-SCREEN.</text:p>
      <text:p text:style-name="P31">******************************************************************</text:p>
      <text:p text:style-name="P31">INI-CREDITS-ARRAY.</text:p>
      <text:p text:style-name="P31">MOVE " ORIGINAL CONCEPT " TO WS-C-ARR(40).</text:p>
      <text:p text:style-name="P31">MOVE " ---------------- " TO WS-C-ARR(41).</text:p>
      <text:p text:style-name="P31">MOVE " Albert Llaurado " TO WS-C-ARR(42).</text:p>
      <text:p text:style-name="P31">MOVE " " TO WS-C-ARR(43).</text:p>
      <text:p text:style-name="P31">MOVE " DESIGNERS " TO WS-C-ARR(44).</text:p>
      <text:p text:style-name="P31">MOVE " --------- " TO WS-C-ARR(45).</text:p>
      <text:p text:style-name="P31">MOVE " Juan Ramon Espuny " TO WS-C-ARR(46).</text:p>
      <text:p text:style-name="P31">MOVE " Juan Jose Sanchez " TO WS-C-ARR(47).</text:p>
      <text:p text:style-name="P31">MOVE " " TO WS-C-ARR(48).</text:p>
      <text:p text:style-name="P31">MOVE " LEVEL / SCENARIO DESIGN " TO WS-C-ARR(49).</text:p>
      <text:p text:style-name="P31">MOVE " ----------------------- " TO WS-C-ARR(50).</text:p>
      <text:p text:style-name="P31"><text:soft-page-break/>MOVE " Juan Jose Sanchez " TO WS-C-ARR(51).</text:p>
      <text:p text:style-name="P31">MOVE " Juan Ramon Espuny " TO WS-C-ARR(52).</text:p>
      <text:p text:style-name="P31">MOVE " " TO WS-C-ARR(53).</text:p>
      <text:p text:style-name="P31">MOVE " PROGRAMMING " TO WS-C-ARR(54).</text:p>
      <text:p text:style-name="P31">MOVE " ----------- " TO WS-C-ARR(55).</text:p>
      <text:p text:style-name="P31">MOVE " Juan Jose Sanchez " TO WS-C-ARR(56).</text:p>
      <text:p text:style-name="P31">MOVE " Juan Ramon Espuny " TO WS-C-ARR(57).</text:p>
      <text:p text:style-name="P31">MOVE " " TO WS-C-ARR(58).</text:p>
      <text:p text:style-name="P31">MOVE " LEVEL / SCENARIO DESIGN " TO WS-C-ARR(59).</text:p>
      <text:p text:style-name="P31">MOVE " ----------------------- " TO WS-C-ARR(60).</text:p>
      <text:p text:style-name="P31">MOVE " Lead Programming: " TO WS-C-ARR(61).</text:p>
      <text:p text:style-name="P31">MOVE " Juan Ramon Espuny " TO WS-C-ARR(62).</text:p>
      <text:p text:style-name="P31">MOVE " Additional Programming: " TO WS-C-ARR(63).</text:p>
      <text:p text:style-name="P31">MOVE " Juan Jose Sanchez " TO WS-C-ARR(64).</text:p>
      <text:p text:style-name="P31">MOVE " " TO WS-C-ARR(65).</text:p>
      <text:p text:style-name="P31">MOVE "GAME ENGINE / DEVELOPMENT SYSTEM " TO WS-C-ARR(66).</text:p>
      <text:p text:style-name="P31">MOVE "-------------------------------- " TO WS-C-ARR(67).</text:p>
      <text:p text:style-name="P31">MOVE " OpenCobol IDE " TO WS-C-ARR(68).</text:p>
      <text:p text:style-name="P31">MOVE " " TO WS-C-ARR(69).</text:p>
      <text:p text:style-name="P31">MOVE " GRAPHICS PROGRAMMING " TO WS-C-ARR(70).</text:p>
      <text:p text:style-name="P31">MOVE " ----------------------- " TO WS-C-ARR(71).</text:p>
      <text:p text:style-name="P31">MOVE " Juan Jose Sanchez " TO WS-C-ARR(72).</text:p>
      <text:p text:style-name="P31">MOVE " Juan Ramon Espuny " TO WS-C-ARR(73).</text:p>
      <text:p text:style-name="P31">MOVE " " TO WS-C-ARR(74).</text:p>
      <text:p text:style-name="P31">MOVE " SOUND PROGRAMMING " TO WS-C-ARR(75).</text:p>
      <text:p text:style-name="P31">MOVE " ----------------------- " TO WS-C-ARR(76).</text:p>
      <text:p text:style-name="P31">MOVE " Juan Jose Sanchez " TO WS-C-ARR(77).</text:p>
      <text:p text:style-name="P31">MOVE " " TO WS-C-ARR(78).</text:p>
      <text:p text:style-name="P31">MOVE " " TO WS-C-ARR(79).</text:p>
      <text:p text:style-name="P31">MOVE " Thanks for playing! " TO WS-C-ARR(80).</text:p>
      <text:p text:style-name="P31">MOVE " " TO WS-C-ARR(81).</text:p>
      <text:p text:style-name="P31">MOVE " " TO WS-C-ARR(82).</text:p>
      <text:p text:style-name="P31">MOVE "Special Thanks to Albert Llaurado" TO WS-C-ARR(83).</text:p>
      <text:p text:style-name="P31">******************************************************************</text:p>
      <text:p text:style-name="P31">STOP-RUN.</text:p>
      <text:p text:style-name="P31">STOP RUN.</text:p>
      <text:p text:style-name="P31">END PROGRAM DUNGCRWL.</text:p>
      <text:p text:style-name="Text_20_body"/>
      <text:p text:style-name="P8"/>
      <text:h text:style-name="P35" text:outline-level="1"><text:bookmark-start text:name="__RefHeading___Toc1274_1268032709"/><text:soft-page-break/><text:span text:style-name="T17">6. </text:span>Conclusión<text:bookmark-end text:name="__RefHeading___Toc1274_1268032709"/></text:h>
      <text:p text:style-name="P25"><text:span text:style-name="T11"/></text:p>
      <text:p text:style-name="P32">Ha quedado un buen proyecto y una buena experiencia de trabajo, con este proyecto. Al final, todo se resume en una buena cooperación por cada miembro del equipo y la diversa creatividad de cada u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align="justify" style:justify-single-word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Verdana1" fo:font-family="Verdana" style:font-style-name="Normal" style:font-family-generic="swiss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51f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9.864cm" svg:y="-0.714cm" svg:width="7.17cm" svg:height="1.64cm" draw:z-index="30"><draw:image xlink:href="Pictures/100002010000010F0000003E64748D7174916569.png" xlink:type="simple" xlink:show="embed" xlink:actuate="onLoad"/></draw:frame></text:p>
      </style:header>
      <style:footer>
        <text:p text:style-name="MP1"><text:span text:style-name="MT1">Pág. </text:span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1:59:58.291000000</meta:creation-date>
    <dc:date>2018-02-13T11:58:56.885000000</dc:date>
    <meta:editing-duration>PT37M27S</meta:editing-duration>
    <meta:editing-cycles>20</meta:editing-cycles>
    <meta:generator>LibreOffice/5.0.4.2$Windows_X86_64 LibreOffice_project/2b9802c1994aa0b7dc6079e128979269cf95bc78</meta:generator>
    <meta:document-statistic meta:table-count="0" meta:image-count="2" meta:object-count="0" meta:page-count="31" meta:paragraph-count="954" meta:word-count="4163" meta:character-count="29256" meta:non-whitespace-character-count="26067"/>
  </office:meta>
</office:document-meta>
</file>